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Georgia" svg:font-family="Georgia, serif"/>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Lohit Devanagari1" svg:font-family="'Lohit Devanagari'"/>
    <style:font-face style:name="Menlo" svg:font-family="Menlo, Monaco, 'Courier New', Courier, monospace"/>
    <style:font-face style:name="Rubik" svg:font-family="Rubik, sans-serif"/>
    <style:font-face style:name="SFMono-Regular" svg:font-family="SFMono-Regular, Consolas, 'Liberation Mono', Menlo, monospace"/>
    <style:font-face style:name="charter" svg:font-family="charter,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198in"/>
      <style:text-properties fo:color="#d4d4d4" style:font-name="Droid Sans Mono" fo:font-size="10.5pt" fo:font-weight="normal" fo:background-color="#1e1e1e"/>
    </style:style>
    <style:style style:name="P2" style:family="paragraph" style:parent-style-name="Standard">
      <style:paragraph-properties style:line-height-at-least="0.198in"/>
      <style:text-properties fo:color="#d4d4d4" style:font-name="Droid Sans Mono" fo:font-size="10.5pt" fo:font-weight="normal" officeooo:paragraph-rsid="0034469b" fo:background-color="#1e1e1e"/>
    </style:style>
    <style:style style:name="P3" style:family="paragraph" style:parent-style-name="Standard">
      <style:paragraph-properties style:line-height-at-least="0.198in"/>
      <style:text-properties fo:color="#d4d4d4" style:font-name="Droid Sans Mono" fo:font-size="10.5pt" fo:font-weight="normal" officeooo:paragraph-rsid="00392097" fo:background-color="#1e1e1e"/>
    </style:style>
    <style:style style:name="P4" style:family="paragraph" style:parent-style-name="Standard">
      <style:paragraph-properties style:line-height-at-least="0.198in"/>
      <style:text-properties fo:color="#d4d4d4" style:font-name="Droid Sans Mono" fo:font-size="10.5pt" fo:font-weight="normal" officeooo:paragraph-rsid="004169b7" fo:background-color="#1e1e1e"/>
    </style:style>
    <style:style style:name="P5" style:family="paragraph" style:parent-style-name="Standard">
      <style:paragraph-properties style:line-height-at-least="0.198in"/>
      <style:text-properties fo:color="#d4d4d4" style:font-name="Droid Sans Mono" fo:font-size="10.5pt" fo:font-weight="normal" officeooo:paragraph-rsid="0043ff1b" fo:background-color="#1e1e1e"/>
    </style:style>
    <style:style style:name="P6" style:family="paragraph" style:parent-style-name="Standard">
      <style:text-properties fo:color="#d4d4d4" style:font-name="Droid Sans Mono" fo:font-size="10.5pt" fo:font-weight="normal" officeooo:rsid="001b2ecf" officeooo:paragraph-rsid="001b2ecf" fo:background-color="#1e1e1e"/>
    </style:style>
    <style:style style:name="P7" style:family="paragraph" style:parent-style-name="Standard">
      <style:paragraph-properties style:line-height-at-least="0.198in"/>
      <style:text-properties fo:color="#d4d4d4" style:font-name="Droid Sans Mono" fo:font-size="10.5pt" fo:font-weight="normal" officeooo:rsid="001b2ecf" officeooo:paragraph-rsid="001b2ecf" fo:background-color="#1e1e1e"/>
    </style:style>
    <style:style style:name="P8" style:family="paragraph" style:parent-style-name="Standard">
      <style:paragraph-properties style:line-height-at-least="0.198in"/>
      <style:text-properties fo:color="#d4d4d4" style:font-name="Droid Sans Mono" fo:font-size="10.5pt" fo:font-weight="normal" officeooo:rsid="001b3fbf" officeooo:paragraph-rsid="001b3fbf" fo:background-color="#1e1e1e"/>
    </style:style>
    <style:style style:name="P9" style:family="paragraph" style:parent-style-name="Standard">
      <style:paragraph-properties style:line-height-at-least="0.198in"/>
      <style:text-properties fo:color="#d4d4d4" style:font-name="Droid Sans Mono" fo:font-size="10.5pt" fo:font-weight="normal" officeooo:rsid="001ef69d" officeooo:paragraph-rsid="001ef69d" fo:background-color="#1e1e1e"/>
    </style:style>
    <style:style style:name="P10" style:family="paragraph" style:parent-style-name="Standard">
      <style:paragraph-properties style:line-height-at-least="0.198in"/>
      <style:text-properties fo:color="#d4d4d4" style:font-name="Droid Sans Mono" fo:font-size="10.5pt" fo:font-weight="normal" officeooo:rsid="001f7cef" officeooo:paragraph-rsid="001f7cef" fo:background-color="#1e1e1e"/>
    </style:style>
    <style:style style:name="P11" style:family="paragraph" style:parent-style-name="Standard">
      <style:paragraph-properties style:line-height-at-least="0.198in"/>
      <style:text-properties fo:color="#d4d4d4" style:font-name="Droid Sans Mono" fo:font-size="10.5pt" fo:font-weight="normal" officeooo:rsid="001fdea7" officeooo:paragraph-rsid="001fdea7" fo:background-color="#1e1e1e"/>
    </style:style>
    <style:style style:name="P12" style:family="paragraph" style:parent-style-name="Standard">
      <style:paragraph-properties style:line-height-at-least="0.198in"/>
      <style:text-properties fo:color="#d4d4d4" style:font-name="Droid Sans Mono" fo:font-size="10.5pt" fo:font-weight="normal" officeooo:rsid="0020992c" officeooo:paragraph-rsid="0020992c" fo:background-color="#1e1e1e"/>
    </style:style>
    <style:style style:name="P13" style:family="paragraph" style:parent-style-name="Standard">
      <style:paragraph-properties style:line-height-at-least="0.198in"/>
      <style:text-properties fo:color="#d4d4d4" style:font-name="Droid Sans Mono" fo:font-size="10.5pt" fo:font-weight="normal" officeooo:rsid="00228c60" officeooo:paragraph-rsid="00228c60" fo:background-color="#1e1e1e"/>
    </style:style>
    <style:style style:name="P14" style:family="paragraph" style:parent-style-name="Standard">
      <style:paragraph-properties style:line-height-at-least="0.198in"/>
      <style:text-properties fo:color="#d4d4d4" style:font-name="Droid Sans Mono" fo:font-size="10.5pt" fo:font-weight="normal" officeooo:rsid="0023a4b1" officeooo:paragraph-rsid="0023a4b1" fo:background-color="#1e1e1e"/>
    </style:style>
    <style:style style:name="P15" style:family="paragraph" style:parent-style-name="Standard">
      <style:paragraph-properties style:line-height-at-least="0.198in"/>
      <style:text-properties fo:color="#d4d4d4" style:font-name="Droid Sans Mono" fo:font-size="10.5pt" fo:font-weight="normal" officeooo:rsid="0024d802" officeooo:paragraph-rsid="0024d802" fo:background-color="#1e1e1e"/>
    </style:style>
    <style:style style:name="P16" style:family="paragraph" style:parent-style-name="Standard">
      <style:paragraph-properties style:line-height-at-least="0.198in"/>
      <style:text-properties fo:color="#d4d4d4" style:font-name="Droid Sans Mono" fo:font-size="10.5pt" fo:font-weight="normal" officeooo:rsid="00253d5c" officeooo:paragraph-rsid="00253d5c" fo:background-color="#1e1e1e"/>
    </style:style>
    <style:style style:name="P17" style:family="paragraph" style:parent-style-name="Standard">
      <style:paragraph-properties style:line-height-at-least="0.198in"/>
      <style:text-properties fo:color="#d4d4d4" style:font-name="Droid Sans Mono" fo:font-size="10.5pt" fo:font-weight="normal" officeooo:rsid="0026ff42" officeooo:paragraph-rsid="0026ff42" fo:background-color="#1e1e1e"/>
    </style:style>
    <style:style style:name="P18" style:family="paragraph" style:parent-style-name="Standard">
      <style:paragraph-properties style:line-height-at-least="0.198in"/>
      <style:text-properties fo:color="#d4d4d4" style:font-name="Droid Sans Mono" fo:font-size="10.5pt" fo:font-weight="normal" officeooo:rsid="0028e13f" officeooo:paragraph-rsid="0028e13f" fo:background-color="#1e1e1e"/>
    </style:style>
    <style:style style:name="P19" style:family="paragraph" style:parent-style-name="Standard">
      <style:paragraph-properties style:line-height-at-least="0.198in"/>
      <style:text-properties fo:color="#d4d4d4" style:font-name="Droid Sans Mono" fo:font-size="10.5pt" fo:font-weight="normal" officeooo:rsid="0029fde1" officeooo:paragraph-rsid="0029fde1" fo:background-color="#1e1e1e"/>
    </style:style>
    <style:style style:name="P20" style:family="paragraph" style:parent-style-name="Standard">
      <style:paragraph-properties style:line-height-at-least="0.198in"/>
      <style:text-properties fo:color="#d4d4d4" style:font-name="Droid Sans Mono" fo:font-size="10.5pt" fo:font-weight="normal" officeooo:rsid="002a05d7" officeooo:paragraph-rsid="002a05d7" fo:background-color="#1e1e1e"/>
    </style:style>
    <style:style style:name="P21" style:family="paragraph" style:parent-style-name="Standard">
      <style:paragraph-properties style:line-height-at-least="0.198in"/>
      <style:text-properties fo:color="#d4d4d4" style:font-name="Droid Sans Mono" fo:font-size="10.5pt" fo:font-weight="normal" officeooo:rsid="002d81a6" officeooo:paragraph-rsid="002d81a6" fo:background-color="#1e1e1e"/>
    </style:style>
    <style:style style:name="P22" style:family="paragraph" style:parent-style-name="Standard">
      <style:paragraph-properties style:line-height-at-least="0.198in"/>
      <style:text-properties fo:color="#d4d4d4" style:font-name="Droid Sans Mono" fo:font-size="10.5pt" fo:font-weight="normal" officeooo:rsid="002ed047" officeooo:paragraph-rsid="002ed047" fo:background-color="#1e1e1e"/>
    </style:style>
    <style:style style:name="P23" style:family="paragraph" style:parent-style-name="Standard">
      <style:text-properties fo:color="#d4d4d4" style:font-name="Droid Sans Mono" fo:font-size="10.5pt" fo:font-weight="normal" officeooo:rsid="003075aa" officeooo:paragraph-rsid="003075aa" fo:background-color="#1e1e1e"/>
    </style:style>
    <style:style style:name="P24" style:family="paragraph" style:parent-style-name="Standard">
      <style:paragraph-properties style:line-height-at-least="0.198in"/>
      <style:text-properties fo:color="#d4d4d4" style:font-name="Droid Sans Mono" fo:font-size="10.5pt" fo:font-weight="normal" officeooo:rsid="003075aa" officeooo:paragraph-rsid="003075aa" fo:background-color="#1e1e1e"/>
    </style:style>
    <style:style style:name="P25" style:family="paragraph" style:parent-style-name="Standard">
      <style:text-properties fo:color="#d4d4d4" style:font-name="Droid Sans Mono" fo:font-size="10.5pt" fo:font-weight="normal" officeooo:paragraph-rsid="003075aa" fo:background-color="#1e1e1e"/>
    </style:style>
    <style:style style:name="P26" style:family="paragraph" style:parent-style-name="Standard">
      <style:paragraph-properties style:line-height-at-least="0.198in"/>
      <style:text-properties fo:color="#d4d4d4" style:font-name="Droid Sans Mono" fo:font-size="10.5pt" fo:font-weight="normal" officeooo:rsid="003182cd" officeooo:paragraph-rsid="003182cd" fo:background-color="#1e1e1e"/>
    </style:style>
    <style:style style:name="P27" style:family="paragraph" style:parent-style-name="Standard">
      <style:paragraph-properties style:line-height-at-least="0.198in"/>
      <style:text-properties fo:color="#d4d4d4" style:font-name="Droid Sans Mono" fo:font-size="10.5pt" fo:font-weight="normal" officeooo:rsid="0031da77" officeooo:paragraph-rsid="003182cd" fo:background-color="#1e1e1e"/>
    </style:style>
    <style:style style:name="P28" style:family="paragraph" style:parent-style-name="Standard">
      <style:paragraph-properties style:line-height-at-least="0.198in"/>
      <style:text-properties fo:color="#d4d4d4" style:font-name="Droid Sans Mono" fo:font-size="10.5pt" fo:font-weight="normal" officeooo:rsid="0031da77" officeooo:paragraph-rsid="0031da77" fo:background-color="#1e1e1e"/>
    </style:style>
    <style:style style:name="P29" style:family="paragraph" style:parent-style-name="Standard">
      <style:paragraph-properties style:line-height-at-least="0.198in"/>
      <style:text-properties fo:color="#d4d4d4" style:font-name="Droid Sans Mono" fo:font-size="10.5pt" fo:font-weight="normal" officeooo:rsid="0034469b" officeooo:paragraph-rsid="0034469b" fo:background-color="#1e1e1e"/>
    </style:style>
    <style:style style:name="P30" style:family="paragraph" style:parent-style-name="Standard">
      <style:paragraph-properties style:line-height-at-least="0.198in"/>
      <style:text-properties fo:color="#d4d4d4" style:font-name="Droid Sans Mono" fo:font-size="10.5pt" fo:font-weight="normal" officeooo:rsid="00346f32" officeooo:paragraph-rsid="00346f32" fo:background-color="#1e1e1e"/>
    </style:style>
    <style:style style:name="P31" style:family="paragraph" style:parent-style-name="Standard">
      <style:text-properties fo:color="#d4d4d4" style:font-name="Droid Sans Mono" fo:font-size="10.5pt" fo:font-weight="normal" officeooo:rsid="0034c8df" officeooo:paragraph-rsid="0034c8df" fo:background-color="#1e1e1e"/>
    </style:style>
    <style:style style:name="P32" style:family="paragraph" style:parent-style-name="Standard">
      <style:paragraph-properties style:line-height-at-least="0.198in"/>
      <style:text-properties fo:color="#d4d4d4" style:font-name="Droid Sans Mono" fo:font-size="10.5pt" fo:font-weight="normal" officeooo:rsid="0034c8df" officeooo:paragraph-rsid="0034c8df" fo:background-color="#1e1e1e"/>
    </style:style>
    <style:style style:name="P33" style:family="paragraph" style:parent-style-name="Standard">
      <style:paragraph-properties style:line-height-at-least="0.198in"/>
      <style:text-properties fo:color="#d4d4d4" style:font-name="Droid Sans Mono" fo:font-size="10.5pt" fo:font-weight="normal" officeooo:rsid="00392097" officeooo:paragraph-rsid="00392097" fo:background-color="#1e1e1e"/>
    </style:style>
    <style:style style:name="P34" style:family="paragraph" style:parent-style-name="Standard">
      <style:text-properties fo:color="#d4d4d4" style:font-name="Droid Sans Mono" fo:font-size="10.5pt" fo:font-weight="normal" officeooo:paragraph-rsid="0034c8df" fo:background-color="#1e1e1e"/>
    </style:style>
    <style:style style:name="P35" style:family="paragraph" style:parent-style-name="Standard">
      <style:text-properties fo:color="#d4d4d4" style:font-name="Droid Sans Mono" fo:font-size="10.5pt" fo:font-weight="normal" officeooo:rsid="003f70a0" officeooo:paragraph-rsid="003f70a0" fo:background-color="#1e1e1e"/>
    </style:style>
    <style:style style:name="P36" style:family="paragraph" style:parent-style-name="Standard">
      <style:text-properties fo:color="#d4d4d4" style:font-name="Droid Sans Mono" fo:font-size="10.5pt" fo:font-weight="normal" officeooo:rsid="00476e32" officeooo:paragraph-rsid="00476e32" fo:background-color="#1e1e1e"/>
    </style:style>
    <style:style style:name="P37" style:family="paragraph" style:parent-style-name="Standard">
      <style:text-properties fo:color="#d4d4d4" style:font-name="Droid Sans Mono" fo:font-size="10.5pt" fo:font-weight="normal" officeooo:rsid="004b8e28" officeooo:paragraph-rsid="004b8e28" fo:background-color="#1e1e1e"/>
    </style:style>
    <style:style style:name="P38" style:family="paragraph" style:parent-style-name="Standard">
      <style:paragraph-properties style:line-height-at-least="0.198in"/>
      <style:text-properties fo:color="#d4d4d4" style:font-name="Droid Sans Mono" fo:font-size="10.5pt" fo:font-weight="normal" officeooo:rsid="004c0c78" officeooo:paragraph-rsid="004c0c78" fo:background-color="#1e1e1e"/>
    </style:style>
    <style:style style:name="P39" style:family="paragraph" style:parent-style-name="Standard">
      <style:paragraph-properties style:line-height-at-least="0.198in"/>
      <style:text-properties fo:color="#6a9955" style:font-name="Droid Sans Mono" fo:font-size="10.5pt" fo:font-weight="normal" fo:background-color="#1e1e1e"/>
    </style:style>
    <style:style style:name="P40" style:family="paragraph" style:parent-style-name="Standard">
      <style:paragraph-properties style:line-height-at-least="0.198in"/>
    </style:style>
    <style:style style:name="P41" style:family="paragraph" style:parent-style-name="Standard">
      <style:paragraph-properties style:line-height-at-least="0.198in"/>
      <style:text-properties officeooo:paragraph-rsid="002a05d7"/>
    </style:style>
    <style:style style:name="P42" style:family="paragraph" style:parent-style-name="Standard">
      <style:paragraph-properties style:line-height-at-least="0.198in"/>
      <style:text-properties officeooo:paragraph-rsid="00301084"/>
    </style:style>
    <style:style style:name="P43" style:family="paragraph" style:parent-style-name="Standard">
      <style:text-properties officeooo:rsid="001b2ecf" officeooo:paragraph-rsid="001b2ecf"/>
    </style:style>
    <style:style style:name="P44" style:family="paragraph" style:parent-style-name="Standard">
      <style:paragraph-properties style:line-height-at-least="0.198in"/>
      <style:text-properties fo:color="#808080" style:font-name="Droid Sans Mono" fo:font-size="10.5pt" fo:font-weight="normal" officeooo:rsid="0028e13f" officeooo:paragraph-rsid="0028e13f" fo:background-color="#1e1e1e"/>
    </style:style>
    <style:style style:name="P45" style:family="paragraph" style:parent-style-name="Standard">
      <style:paragraph-properties style:line-height-at-least="0.198in"/>
      <style:text-properties fo:color="#808080" style:font-name="Droid Sans Mono" fo:font-size="10.5pt" fo:font-weight="normal" officeooo:rsid="00292dfb" officeooo:paragraph-rsid="00292dfb" fo:background-color="#1e1e1e"/>
    </style:style>
    <style:style style:name="P46" style:family="paragraph" style:parent-style-name="Standard">
      <style:paragraph-properties style:line-height-at-least="0.198in"/>
      <style:text-properties officeooo:rsid="002bd6f9" officeooo:paragraph-rsid="002bd6f9"/>
    </style:style>
    <style:style style:name="P47" style:family="paragraph" style:parent-style-name="Standard">
      <style:paragraph-properties style:line-height-at-least="0.198in"/>
      <style:text-properties officeooo:rsid="002d81a6" officeooo:paragraph-rsid="002d81a6"/>
    </style:style>
    <style:style style:name="P48" style:family="paragraph" style:parent-style-name="Standard">
      <style:paragraph-properties style:line-height-at-least="0.198in"/>
      <style:text-properties officeooo:rsid="002ed047" officeooo:paragraph-rsid="002ed047"/>
    </style:style>
    <style:style style:name="P49" style:family="paragraph" style:parent-style-name="Standard">
      <style:text-properties fo:color="#000000" style:font-name="IBMPlexMono, monospace," fo:background-color="#fffffe"/>
    </style:style>
    <style:style style:name="P50" style:family="paragraph" style:parent-style-name="Standard">
      <style:paragraph-properties style:line-height-at-least="0.198in"/>
      <style:text-properties fo:color="#000000" style:font-name="IBMPlexMono, monospace," fo:font-size="10.5pt" fo:font-weight="normal" officeooo:rsid="0031da77" officeooo:paragraph-rsid="0031da77" fo:background-color="#fffffe"/>
    </style:style>
    <style:style style:name="P51" style:family="paragraph" style:parent-style-name="Standard">
      <style:paragraph-properties style:line-height-at-least="0.198in"/>
      <style:text-properties fo:font-variant="normal" fo:text-transform="none" fo:color="#2d3748" style:font-name="Rubik" fo:font-size="11pt" fo:letter-spacing="normal" fo:font-style="normal" fo:font-weight="normal" officeooo:paragraph-rsid="002a05d7" style:font-size-asian="11pt" style:font-size-complex="11pt"/>
    </style:style>
    <style:style style:name="P52" style:family="paragraph" style:parent-style-name="Standard">
      <style:text-properties officeooo:rsid="0034c8df" officeooo:paragraph-rsid="0034c8df"/>
    </style:style>
    <style:style style:name="P53" style:family="paragraph" style:parent-style-name="Standard">
      <style:paragraph-properties style:line-height-at-least="0.198in"/>
      <style:text-properties fo:color="#ce9178" style:font-name="Droid Sans Mono" fo:font-size="10.5pt" fo:font-weight="normal" fo:background-color="#1e1e1e"/>
    </style:style>
    <style:style style:name="P54" style:family="paragraph" style:parent-style-name="Standard">
      <style:paragraph-properties style:line-height-at-least="0.198in"/>
      <style:text-properties fo:color="#ce9178" style:font-name="Droid Sans Mono" fo:font-size="10.5pt" fo:font-weight="normal" officeooo:rsid="0034c8df" officeooo:paragraph-rsid="0034c8df" fo:background-color="#1e1e1e"/>
    </style:style>
    <style:style style:name="P55" style:family="paragraph" style:parent-style-name="Standard">
      <style:text-properties officeooo:rsid="003f70a0" officeooo:paragraph-rsid="003f70a0"/>
    </style:style>
    <style:style style:name="P56" style:family="paragraph" style:parent-style-name="Standard">
      <style:text-properties officeooo:rsid="00476e32" officeooo:paragraph-rsid="00476e32"/>
    </style:style>
    <style:style style:name="P57" style:family="paragraph" style:parent-style-name="Standard">
      <style:text-properties officeooo:rsid="0047a7f9" officeooo:paragraph-rsid="0047a7f9"/>
    </style:style>
    <style:style style:name="P58" style:family="paragraph" style:parent-style-name="Standard">
      <style:text-properties fo:color="#569cd6" style:font-name="Droid Sans Mono" fo:font-size="10.5pt" fo:font-weight="normal" officeooo:rsid="003f70a0" officeooo:paragraph-rsid="003f70a0" fo:background-color="#1e1e1e"/>
    </style:style>
    <style:style style:name="P59" style:family="paragraph" style:parent-style-name="Standard">
      <style:text-properties fo:color="#569cd6" style:font-name="Droid Sans Mono" fo:font-size="10.5pt" fo:font-weight="normal" officeooo:rsid="004169b7" officeooo:paragraph-rsid="004169b7" fo:background-color="#1e1e1e"/>
    </style:style>
    <style:style style:name="P60" style:family="paragraph" style:parent-style-name="Standard">
      <style:paragraph-properties style:line-height-at-least="0.198in"/>
      <style:text-properties fo:color="#dcdcaa" style:font-name="Droid Sans Mono" fo:font-size="10.5pt" fo:font-weight="normal" fo:background-color="#1e1e1e"/>
    </style:style>
    <style:style style:name="P61" style:family="paragraph" style:parent-style-name="Standard">
      <style:paragraph-properties style:line-height-at-least="0.198in"/>
      <style:text-properties fo:color="#dcdcaa" style:font-name="Droid Sans Mono" fo:font-size="10.5pt" fo:font-weight="normal" officeooo:paragraph-rsid="0043ff1b" fo:background-color="#1e1e1e"/>
    </style:style>
    <style:style style:name="P62" style:family="paragraph" style:parent-style-name="Standard">
      <style:paragraph-properties style:line-height-at-least="0.198in"/>
      <style:text-properties fo:color="#dcdcaa" style:font-name="Droid Sans Mono" fo:font-size="10.5pt" fo:font-weight="normal" officeooo:rsid="004169b7" fo:background-color="#1e1e1e"/>
    </style:style>
    <style:style style:name="P63" style:family="paragraph" style:parent-style-name="Standard">
      <style:paragraph-properties style:line-height-at-least="0.198in"/>
      <style:text-properties fo:color="#c586c0" style:font-name="Droid Sans Mono" fo:font-size="10.5pt" fo:font-weight="normal" fo:background-color="#1e1e1e"/>
    </style:style>
    <style:style style:name="P64" style:family="paragraph" style:parent-style-name="Standard">
      <style:text-properties officeooo:rsid="004aa2bc" officeooo:paragraph-rsid="004aa2bc"/>
    </style:style>
    <style:style style:name="P65" style:family="paragraph" style:parent-style-name="Standard">
      <style:text-properties officeooo:paragraph-rsid="004aa2bc"/>
    </style:style>
    <style:style style:name="P66" style:family="paragraph" style:parent-style-name="Standard">
      <style:text-properties officeooo:rsid="00511e76" officeooo:paragraph-rsid="00511e76"/>
    </style:style>
    <style:style style:name="P67" style:family="paragraph" style:parent-style-name="Standard">
      <style:paragraph-properties fo:margin-top="0in" fo:margin-bottom="0.1965in" loext:contextual-spacing="false" style:line-height-at-least="0.198in"/>
    </style:style>
    <style:style style:name="P68" style:family="paragraph" style:parent-style-name="Standard">
      <style:paragraph-properties fo:margin-top="0in" fo:margin-bottom="0.1965in" loext:contextual-spacing="false" style:line-height-at-least="0.198in"/>
      <style:text-properties fo:color="#d4d4d4" style:font-name="Droid Sans Mono" fo:font-size="10.5pt" fo:font-weight="normal" fo:background-color="#1e1e1e"/>
    </style:style>
    <style:style style:name="P69" style:family="paragraph" style:parent-style-name="Text_20_body">
      <style:paragraph-properties style:line-height-at-least="0.198in"/>
      <style:text-properties fo:font-variant="normal" fo:text-transform="none" fo:color="#292929" style:font-name="charter" fo:font-size="15.75pt" fo:font-style="normal" fo:font-weight="normal" officeooo:rsid="004c0c78" officeooo:paragraph-rsid="004c0c78" fo:background-color="#1e1e1e"/>
    </style:style>
    <style:style style:name="P70" style:family="paragraph" style:parent-style-name="Text_20_body">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Menlo" fo:font-size="12pt" fo:letter-spacing="normal" fo:font-style="normal" fo:font-weight="normal"/>
    </style:style>
    <style:style style:name="P71"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Menlo" fo:font-size="12pt" fo:letter-spacing="normal" fo:font-style="normal" fo:font-weight="normal" officeooo:rsid="004c8f63" officeooo:paragraph-rsid="004c8f63"/>
    </style:style>
    <style:style style:name="P72"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Menlo" fo:font-size="11pt" fo:letter-spacing="normal" fo:font-style="normal" fo:font-weight="normal" style:font-size-asian="11pt" style:font-size-complex="11pt"/>
    </style:style>
    <style:style style:name="P73"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Menlo" fo:font-size="11pt" fo:letter-spacing="normal" fo:font-style="normal" fo:font-weight="normal" officeooo:rsid="004c8f63" officeooo:paragraph-rsid="004c8f63" style:font-size-asian="11pt" style:font-size-complex="11pt"/>
    </style:style>
    <style:style style:name="P74" style:family="paragraph" style:parent-style-name="Standard">
      <style:text-properties officeooo:rsid="004aa2bc" officeooo:paragraph-rsid="004aa2bc"/>
    </style:style>
    <style:style style:name="P75" style:family="paragraph" style:parent-style-name="Standard">
      <style:text-properties fo:font-variant="normal" fo:text-transform="none" fo:color="#212121" style:font-name="Inter" fo:font-size="9pt" fo:letter-spacing="normal" fo:font-style="normal" fo:font-weight="normal" officeooo:paragraph-rsid="004aa2bc"/>
    </style:style>
    <style:style style:name="P76" style:family="paragraph" style:parent-style-name="Standard">
      <style:text-properties fo:font-variant="normal" fo:text-transform="none" fo:color="#212121" style:font-name="Inter" fo:font-size="9pt" fo:letter-spacing="normal" fo:font-style="normal" fo:font-weight="normal" officeooo:rsid="004b8e28" officeooo:paragraph-rsid="004b8e28"/>
    </style:style>
    <style:style style:name="P77" style:family="paragraph" style:parent-style-name="Standard">
      <style:text-properties fo:font-variant="normal" fo:text-transform="none" fo:color="#212121" style:font-name="Inter" fo:font-size="9pt" fo:letter-spacing="normal" fo:font-style="normal" fo:font-weight="normal" officeooo:rsid="004c8f63" officeooo:paragraph-rsid="004c8f63"/>
    </style:style>
    <style:style style:name="P78" style:family="paragraph" style:parent-style-name="Standard">
      <style:text-properties fo:font-variant="normal" fo:text-transform="none" fo:color="#212121" style:font-name="Inter" fo:font-size="9pt" fo:letter-spacing="normal" fo:font-style="normal" fo:font-weight="normal" officeooo:rsid="004e165e" officeooo:paragraph-rsid="004e165e"/>
    </style:style>
    <style:style style:name="P79" style:family="paragraph" style:parent-style-name="Standard">
      <style:text-properties fo:font-variant="normal" fo:text-transform="none" fo:color="#212121" style:font-name="Inter" fo:font-size="9pt" fo:letter-spacing="normal" fo:font-style="normal" fo:font-weight="normal" officeooo:rsid="004ee8de" officeooo:paragraph-rsid="004ee8de"/>
    </style:style>
    <style:style style:name="P80" style:family="paragraph" style:parent-style-name="Standard">
      <style:text-properties fo:font-variant="normal" fo:text-transform="none" fo:color="#212121" style:font-name="Inter" fo:font-size="9pt" fo:letter-spacing="normal" fo:font-style="normal" fo:font-weight="normal" officeooo:rsid="004f39cc" officeooo:paragraph-rsid="004f39cc"/>
    </style:style>
    <style:style style:name="P81" style:family="paragraph" style:parent-style-name="Standard">
      <style:text-properties fo:font-variant="normal" fo:text-transform="none" fo:color="#212121" style:font-name="Inter" fo:font-size="9pt" fo:letter-spacing="normal" fo:font-style="normal" fo:font-weight="normal" officeooo:rsid="00511e76" officeooo:paragraph-rsid="00511e76"/>
    </style:style>
    <style:style style:name="P82" style:family="paragraph" style:parent-style-name="Standard">
      <style:text-properties fo:font-variant="normal" fo:text-transform="none" fo:color="#212121" style:font-name="Inter" fo:font-size="9pt" fo:letter-spacing="normal" fo:font-style="normal" fo:font-weight="normal" officeooo:rsid="0051819a" officeooo:paragraph-rsid="0051819a"/>
    </style:style>
    <style:style style:name="P83" style:family="paragraph" style:parent-style-name="Standard">
      <style:paragraph-properties style:line-height-at-least="0.198in"/>
      <style:text-properties fo:color="#d4d4d4" style:font-name="Droid Sans Mono" fo:font-size="10.5pt" fo:font-weight="normal" officeooo:rsid="001b3fbf" officeooo:paragraph-rsid="001b3fbf" fo:background-color="#1e1e1e"/>
    </style:style>
    <style:style style:name="P84" style:family="paragraph" style:parent-style-name="Standard">
      <style:paragraph-properties style:line-height-at-least="0.198in"/>
      <style:text-properties fo:color="#d4d4d4" style:font-name="Droid Sans Mono" fo:font-size="10.5pt" fo:font-weight="normal" officeooo:rsid="0054a3e0" officeooo:paragraph-rsid="0054a3e0" fo:background-color="#1e1e1e"/>
    </style:style>
    <style:style style:name="P85" style:family="paragraph" style:parent-style-name="Text_20_body">
      <style:text-properties fo:font-variant="normal" fo:text-transform="none" fo:color="#212121" style:font-name="Inter" fo:font-size="9pt" fo:letter-spacing="normal" fo:font-style="normal" fo:font-weight="normal" officeooo:rsid="004b8e28" officeooo:paragraph-rsid="004b8e28"/>
    </style:style>
    <style:style style:name="T1" style:family="text">
      <style:text-properties fo:color="#c586c0"/>
    </style:style>
    <style:style style:name="T2" style:family="text">
      <style:text-properties fo:color="#c586c0" officeooo:rsid="0046166e"/>
    </style:style>
    <style:style style:name="T3" style:family="text">
      <style:text-properties fo:color="#9cdcfe"/>
    </style:style>
    <style:style style:name="T4" style:family="text">
      <style:text-properties fo:color="#9cdcfe" officeooo:rsid="0028e13f"/>
    </style:style>
    <style:style style:name="T5" style:family="text">
      <style:text-properties fo:color="#9cdcfe" officeooo:rsid="002ed047"/>
    </style:style>
    <style:style style:name="T6" style:family="text">
      <style:text-properties fo:color="#9cdcfe" officeooo:rsid="00301084"/>
    </style:style>
    <style:style style:name="T7" style:family="text">
      <style:text-properties fo:color="#9cdcfe" style:font-name="Droid Sans Mono" fo:font-size="10.5pt" fo:font-weight="normal" fo:background-color="#1e1e1e" loext:char-shading-value="0"/>
    </style:style>
    <style:style style:name="T8" style:family="text">
      <style:text-properties fo:color="#9cdcfe" officeooo:rsid="0044bb96"/>
    </style:style>
    <style:style style:name="T9" style:family="text">
      <style:text-properties fo:color="#ce9178"/>
    </style:style>
    <style:style style:name="T10" style:family="text">
      <style:text-properties fo:color="#ce9178" officeooo:rsid="002d81a6"/>
    </style:style>
    <style:style style:name="T11" style:family="text">
      <style:text-properties fo:color="#ce9178" style:font-name="Droid Sans Mono" fo:font-size="10.5pt" fo:font-weight="normal" fo:background-color="#1e1e1e" loext:char-shading-value="0"/>
    </style:style>
    <style:style style:name="T12" style:family="text">
      <style:text-properties fo:color="#6a9955"/>
    </style:style>
    <style:style style:name="T13" style:family="text">
      <style:text-properties fo:color="#569cd6"/>
    </style:style>
    <style:style style:name="T14" style:family="text">
      <style:text-properties fo:color="#569cd6" officeooo:rsid="003075aa"/>
    </style:style>
    <style:style style:name="T15" style:family="text">
      <style:text-properties fo:color="#569cd6" officeooo:rsid="0034469b"/>
    </style:style>
    <style:style style:name="T16" style:family="text">
      <style:text-properties fo:color="#569cd6" officeooo:rsid="00392097"/>
    </style:style>
    <style:style style:name="T17" style:family="text">
      <style:text-properties fo:color="#569cd6" officeooo:rsid="0034c8df"/>
    </style:style>
    <style:style style:name="T18" style:family="text">
      <style:text-properties fo:color="#569cd6" officeooo:rsid="004169b7"/>
    </style:style>
    <style:style style:name="T19" style:family="text">
      <style:text-properties fo:color="#4ec9b0"/>
    </style:style>
    <style:style style:name="T20" style:family="text">
      <style:text-properties fo:color="#4ec9b0" officeooo:rsid="002ed047"/>
    </style:style>
    <style:style style:name="T21" style:family="text">
      <style:text-properties fo:color="#4ec9b0" officeooo:rsid="003075aa"/>
    </style:style>
    <style:style style:name="T22" style:family="text">
      <style:text-properties fo:color="#4ec9b0" officeooo:rsid="0034469b"/>
    </style:style>
    <style:style style:name="T23" style:family="text">
      <style:text-properties fo:color="#4ec9b0" style:font-name="Droid Sans Mono" fo:font-size="10.5pt" fo:font-weight="normal" fo:background-color="#1e1e1e" loext:char-shading-value="0"/>
    </style:style>
    <style:style style:name="T24" style:family="text">
      <style:text-properties fo:color="#4ec9b0" officeooo:rsid="00392097"/>
    </style:style>
    <style:style style:name="T25" style:family="text">
      <style:text-properties fo:color="#4ec9b0" officeooo:rsid="0034c8df"/>
    </style:style>
    <style:style style:name="T26" style:family="text">
      <style:text-properties fo:color="#4ec9b0" officeooo:rsid="004169b7"/>
    </style:style>
    <style:style style:name="T27" style:family="text">
      <style:text-properties fo:color="#b5cea8"/>
    </style:style>
    <style:style style:name="T28" style:family="text">
      <style:text-properties fo:color="#dcdcaa"/>
    </style:style>
    <style:style style:name="T29" style:family="text">
      <style:text-properties fo:color="#dcdcaa" officeooo:rsid="004169b7"/>
    </style:style>
    <style:style style:name="T30" style:family="text">
      <style:text-properties officeooo:rsid="001b3fbf"/>
    </style:style>
    <style:style style:name="T31" style:family="text">
      <style:text-properties officeooo:rsid="0024d802"/>
    </style:style>
    <style:style style:name="T32" style:family="text">
      <style:text-properties officeooo:rsid="00253d5c"/>
    </style:style>
    <style:style style:name="T33" style:family="text">
      <style:text-properties fo:color="#808080"/>
    </style:style>
    <style:style style:name="T34" style:family="text">
      <style:text-properties officeooo:rsid="0028e13f"/>
    </style:style>
    <style:style style:name="T35" style:family="text">
      <style:text-properties fo:font-variant="normal" fo:text-transform="none" fo:color="#3182ce" style:text-line-through-style="none" style:text-line-through-type="none" style:font-name="Rubik" fo:font-size="11pt" fo:letter-spacing="normal" fo:font-style="normal" style:text-underline-style="none" fo:font-weight="normal" style:text-blinking="false" fo:background-color="#ffffff" loext:char-shading-value="0" style:font-size-asian="11pt" style:font-size-complex="11pt"/>
    </style:style>
    <style:style style:name="T36" style:family="text">
      <style:text-properties fo:font-variant="normal" fo:text-transform="none" fo:color="#2d3748" style:font-name="Rubik" fo:font-size="11pt" fo:letter-spacing="normal" fo:font-style="normal" fo:font-weight="normal" style:font-size-asian="11pt" style:font-size-complex="11pt"/>
    </style:style>
    <style:style style:name="T37" style:family="text">
      <style:text-properties fo:font-variant="normal" fo:text-transform="none" fo:color="#2d3748" style:font-name="Rubik" fo:font-size="11pt" fo:letter-spacing="normal" fo:font-style="normal" fo:font-weight="normal" officeooo:rsid="002d7d5a" style:font-size-asian="11pt" style:font-size-complex="11pt"/>
    </style:style>
    <style:style style:name="T38" style:family="text">
      <style:text-properties fo:font-variant="normal" fo:text-transform="none" fo:color="#2d3748" style:font-name="Rubik" fo:font-size="11pt" fo:letter-spacing="normal" fo:font-style="normal" fo:font-weight="normal" officeooo:rsid="00301084" style:font-size-asian="11pt" style:font-size-complex="11pt"/>
    </style:style>
    <style:style style:name="T39" style:family="text">
      <style:text-properties fo:font-variant="normal" fo:text-transform="none" fo:color="#2d3748" fo:font-size="11pt" fo:letter-spacing="normal" style:font-size-asian="11pt" style:font-size-complex="11pt"/>
    </style:style>
    <style:style style:name="T40" style:family="text">
      <style:text-properties fo:font-variant="normal" fo:text-transform="none" fo:color="#3e4349" style:font-name="Rubik" fo:font-size="11pt" fo:letter-spacing="normal" fo:font-style="normal" fo:font-weight="normal" style:font-size-asian="11pt" style:font-size-complex="11pt"/>
    </style:style>
    <style:style style:name="T41" style:family="text">
      <style:text-properties fo:font-variant="normal" fo:text-transform="none" fo:color="#3e4349" style:font-name="Georgia" fo:font-size="12.75pt" fo:letter-spacing="normal" fo:font-style="normal" style:font-size-asian="11pt" style:font-size-complex="11pt"/>
    </style:style>
    <style:style style:name="T42" style:family="text">
      <style:text-properties fo:font-variant="normal" fo:text-transform="none" fo:color="#3e4349" style:font-name="Georgia" fo:font-size="12.75pt" fo:letter-spacing="normal" fo:font-style="normal" fo:font-weight="normal" style:font-size-asian="11pt" style:font-size-complex="11pt"/>
    </style:style>
    <style:style style:name="T43" style:family="text">
      <style:text-properties fo:font-variant="normal" fo:text-transform="none" fo:color="#004b6b" style:font-name="Georgia" fo:font-size="12.75pt" fo:letter-spacing="normal" fo:font-style="normal" style:text-underline-style="solid" style:text-underline-width="auto" style:text-underline-color="font-color" fo:font-weight="normal" style:font-size-asian="11pt" style:font-size-complex="11pt"/>
    </style:style>
    <style:style style:name="T44" style:family="text">
      <style:text-properties fo:font-variant="normal" fo:text-transform="none" fo:color="#4d4d4c" style:font-name="SFMono-Regular" fo:font-size="11pt" fo:letter-spacing="normal" fo:font-style="normal" fo:font-weight="normal" fo:background-color="#efefef" loext:char-shading-value="0" style:font-size-asian="11pt" style:font-size-complex="11pt" loext:padding="0in" loext:border="none"/>
    </style:style>
    <style:style style:name="T45" style:family="text">
      <style:text-properties fo:font-variant="normal" fo:text-transform="none" fo:color="#212121" style:font-name="Inter" fo:font-size="9pt" fo:letter-spacing="normal" fo:font-style="normal" fo:font-weight="normal"/>
    </style:style>
    <style:style style:name="T46" style:family="text">
      <style:text-properties fo:font-variant="normal" fo:text-transform="none" fo:color="#c586c0" style:font-name="Inter" fo:font-size="9pt" fo:letter-spacing="normal" fo:font-style="normal"/>
    </style:style>
    <style:style style:name="T47" style:family="text">
      <style:text-properties fo:font-variant="normal" fo:text-transform="none" style:font-name="Inter" fo:font-size="9pt" fo:letter-spacing="normal" fo:font-style="normal"/>
    </style:style>
    <style:style style:name="T48" style:family="text">
      <style:text-properties fo:color="#d4d4d4" style:font-name="Droid Sans Mono" fo:font-size="10.5pt" fo:font-weight="normal" fo:background-color="#1e1e1e" loext:char-shading-value="0"/>
    </style:style>
    <style:style style:name="T49" style:family="text">
      <style:text-properties fo:color="#d4d4d4" style:font-name="Droid Sans Mono" fo:font-size="10.5pt" fo:font-weight="normal" officeooo:rsid="002a05d7" fo:background-color="#1e1e1e" loext:char-shading-value="0"/>
    </style:style>
    <style:style style:name="T50" style:family="text">
      <style:text-properties fo:color="#d4d4d4" style:font-name="Droid Sans Mono" fo:background-color="#1e1e1e" loext:char-shading-value="0"/>
    </style:style>
    <style:style style:name="T51" style:family="text">
      <style:text-properties fo:color="#d4d4d4" style:font-name="Droid Sans Mono" officeooo:rsid="0032386b" fo:background-color="#1e1e1e" loext:char-shading-value="0"/>
    </style:style>
    <style:style style:name="T52" style:family="text">
      <style:text-properties fo:font-size="11pt" officeooo:rsid="00301084" style:font-size-asian="11pt" style:font-size-complex="11pt"/>
    </style:style>
    <style:style style:name="T53" style:family="text">
      <style:text-properties officeooo:rsid="002d81a6"/>
    </style:style>
    <style:style style:name="T54" style:family="text">
      <style:text-properties fo:color="#4fc1ff"/>
    </style:style>
    <style:style style:name="T55" style:family="text">
      <style:text-properties officeooo:rsid="00301084"/>
    </style:style>
    <style:style style:name="T56" style:family="text">
      <style:text-properties officeooo:rsid="003075aa"/>
    </style:style>
    <style:style style:name="T57" style:family="text">
      <style:text-properties fo:color="#a31515"/>
    </style:style>
    <style:style style:name="T58" style:family="text">
      <style:text-properties fo:color="#0451a5"/>
    </style:style>
    <style:style style:name="T59" style:family="text">
      <style:text-properties officeooo:rsid="0034469b"/>
    </style:style>
    <style:style style:name="T60" style:family="text">
      <style:text-properties officeooo:rsid="00392097"/>
    </style:style>
    <style:style style:name="T61" style:family="text">
      <style:text-properties officeooo:rsid="00398ac0"/>
    </style:style>
    <style:style style:name="T62" style:family="text">
      <style:text-properties officeooo:rsid="003b5e40"/>
    </style:style>
    <style:style style:name="T63" style:family="text">
      <style:text-properties officeooo:rsid="0034c8df"/>
    </style:style>
    <style:style style:name="T64" style:family="text">
      <style:text-properties officeooo:rsid="00400250"/>
    </style:style>
    <style:style style:name="T65" style:family="text">
      <style:text-properties officeooo:rsid="004169b7"/>
    </style:style>
    <style:style style:name="T66" style:family="text">
      <style:text-properties officeooo:rsid="0044bb96"/>
    </style:style>
    <style:style style:name="T67" style:family="text">
      <style:text-properties officeooo:rsid="004aa2bc"/>
    </style:style>
    <style:style style:name="T68" style:family="text">
      <style:text-properties style:font-name="charter" fo:font-size="11pt" style:font-size-asian="11pt" style:font-size-complex="11pt"/>
    </style:style>
    <style:style style:name="T69" style:family="text">
      <style:text-properties style:font-name="charter" fo:font-size="11pt" fo:font-style="italic" fo:font-weight="bold" style:font-size-asian="11pt" style:font-size-complex="11pt"/>
    </style:style>
    <style:style style:name="T70" style:family="text">
      <style:text-properties officeooo:rsid="004c8f63"/>
    </style:style>
    <style:style style:name="T71" style:family="text">
      <style:text-properties officeooo:rsid="005420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rom</text:span> flask <text:span text:style-name="T1">import</text:span> Flask,render_template,request,redirect</text:p>
      <text:p text:style-name="P1"><text:span text:style-name="T1">from</text:span> flask_sqlalchemy <text:span text:style-name="T1">import</text:span> SQLAlchemy</text:p>
      <text:p text:style-name="P40"/>
      <text:p text:style-name="P39">#render_template for render a template in flask</text:p>
      <text:p text:style-name="P39"># Flask constructor takes the name of</text:p>
      <text:p text:style-name="P39"># current module (__name__) as argument.</text:p>
      <text:p text:style-name="P1"><text:span text:style-name="T3">app</text:span>=Flask(<text:span text:style-name="T3">__name__</text:span>)</text:p>
      <text:p text:style-name="P1"><text:span text:style-name="T3">app</text:span>.config[<text:span text:style-name="T9">'SQLALCHEMY_DATABASE_URI'</text:span>]=<text:span text:style-name="T9">'sqlite:///student.db'</text:span> <text:span text:style-name="T12"># for make database in sqlite</text:span></text:p>
      <text:p text:style-name="P1"><text:span text:style-name="T3">app</text:span>.config[<text:span text:style-name="T9">'SQLALCHEMY_TRACK_MODIFICATIONS'</text:span>]=<text:span text:style-name="T13">False</text:span></text:p>
      <text:p text:style-name="P1"><text:span text:style-name="T3">db</text:span>=SQLAlchemy(<text:span text:style-name="T3">app</text:span>)</text:p>
      <text:p text:style-name="P40"/>
      <text:p text:style-name="P1"><text:span text:style-name="T13">class</text:span> <text:span text:style-name="T19">Student</text:span>(<text:span text:style-name="T3">db</text:span>.<text:span text:style-name="T19">Model</text:span>):</text:p>
      <text:p text:style-name="P1"><text:span text:style-name="T3">id</text:span>=<text:span text:style-name="T3">db</text:span>.Column(<text:span text:style-name="T3">db</text:span>.Integer,<text:span text:style-name="T3">primary_key</text:span>=<text:span text:style-name="T13">True</text:span>)</text:p>
      <text:p text:style-name="P1"><text:span text:style-name="T3">first_name</text:span>=<text:span text:style-name="T3">db</text:span>.Column(<text:span text:style-name="T3">db</text:span>.String(<text:span text:style-name="T27">50</text:span>),<text:span text:style-name="T3">nullable</text:span>=<text:span text:style-name="T13">False</text:span>)</text:p>
      <text:p text:style-name="P1"><text:span text:style-name="T3">last_name</text:span>=<text:span text:style-name="T3">db</text:span>.Column(<text:span text:style-name="T3">db</text:span>.String(<text:span text:style-name="T27">50</text:span>),<text:span text:style-name="T3">nullable</text:span>=<text:span text:style-name="T13">False</text:span>)</text:p>
      <text:p text:style-name="P1"><text:span text:style-name="T3">address</text:span>=<text:span text:style-name="T3">db</text:span>.Column(<text:span text:style-name="T3">db</text:span>.String(<text:span text:style-name="T27">50</text:span>),<text:span text:style-name="T3">nullable</text:span>=<text:span text:style-name="T13">False</text:span>)</text:p>
      <text:p text:style-name="P40"/>
      <text:p text:style-name="P1"><text:span text:style-name="T13">def</text:span> <text:span text:style-name="T28">__repr__</text:span>(<text:span text:style-name="T3">self</text:span>) -&gt; <text:span text:style-name="T19">str</text:span>:</text:p>
      <text:p text:style-name="P1"><text:span text:style-name="T1">return</text:span> <text:span text:style-name="T13">f</text:span><text:span text:style-name="T9">"</text:span><text:span text:style-name="T13">{</text:span><text:span text:style-name="T3">self</text:span>.<text:span text:style-name="T3">id</text:span><text:span text:style-name="T13">}</text:span><text:span text:style-name="T9">-</text:span><text:span text:style-name="T13">{</text:span><text:span text:style-name="T3">self</text:span>.<text:span text:style-name="T3">first_name</text:span><text:span text:style-name="T13">}</text:span><text:span text:style-name="T9">"</text:span></text:p>
      <text:p text:style-name="P40"/>
      <text:p text:style-name="P39"># The route() function of the Flask class is a decorator,</text:p>
      <text:p text:style-name="P39"># which tells the application which URL should call</text:p>
      <text:p text:style-name="P39"># the associated function.</text:p>
      <text:p text:style-name="P1"><text:span text:style-name="T28">@</text:span><text:span text:style-name="T3">app</text:span><text:span text:style-name="T28">.route</text:span>(<text:span text:style-name="T9">'/'</text:span>,<text:span text:style-name="T3">methods</text:span>=[<text:span text:style-name="T9">'GET'</text:span>,<text:span text:style-name="T9">'POST'</text:span>])</text:p>
      <text:p text:style-name="P1"><text:span text:style-name="T13">def</text:span> <text:span text:style-name="T28">hello_world</text:span>():</text:p>
      <text:p text:style-name="P1"><text:span text:style-name="T1">if</text:span> request.method==<text:span text:style-name="T9">'POST'</text:span>:</text:p>
      <text:p text:style-name="P1"><text:span text:style-name="T3">first_name</text:span>=request.form[<text:span text:style-name="T9">'first_name'</text:span>]</text:p>
      <text:p text:style-name="P1"><text:span text:style-name="T3">last_name</text:span>=request.form[<text:span text:style-name="T9">'last_name'</text:span>]</text:p>
      <text:p text:style-name="P1"><text:span text:style-name="T3">address</text:span>=request.form[<text:span text:style-name="T9">'address'</text:span>]</text:p>
      <text:p text:style-name="P1"><text:span text:style-name="T3">student</text:span>=<text:span text:style-name="T19">Student</text:span>(<text:span text:style-name="T3">first_name</text:span>=<text:span text:style-name="T3">first_name</text:span>,<text:span text:style-name="T3">last_name</text:span>=<text:span text:style-name="T3">last_name</text:span>,<text:span text:style-name="T3">address</text:span>=<text:span text:style-name="T3">address</text:span>)</text:p>
      <text:p text:style-name="P1"><text:span text:style-name="T3">db</text:span>.session.add(<text:span text:style-name="T3">student</text:span>)</text:p>
      <text:p text:style-name="P1"><text:span text:style-name="T3">db</text:span>.session.commit()</text:p>
      <text:p text:style-name="P1"><text:span text:style-name="T3">allstudent</text:span>=<text:span text:style-name="T19">Student</text:span>.query.all()</text:p>
      <text:p text:style-name="P1"><text:span text:style-name="T1">return</text:span> render_template(<text:span text:style-name="T9">'index.html'</text:span>,<text:span text:style-name="T3">allstudent</text:span>=<text:span text:style-name="T3">allstudent</text:span>)</text:p>
      <text:p text:style-name="P67"/>
      <text:p text:style-name="P1"><text:span text:style-name="T28">@</text:span><text:span text:style-name="T3">app</text:span><text:span text:style-name="T28">.route</text:span>(<text:span text:style-name="T9">'/update/&lt;int:id&gt;'</text:span>,<text:span text:style-name="T3">methods</text:span>=[<text:span text:style-name="T9">'GET'</text:span>,<text:span text:style-name="T9">'POST'</text:span>]) <text:span text:style-name="T12"># now when you open http://127.0.0.1:8000/products</text:span></text:p>
      <text:p text:style-name="P1"><text:span text:style-name="T13">def</text:span> <text:span text:style-name="T28">update</text:span>(<text:span text:style-name="T3">id</text:span>):</text:p>
      <text:p text:style-name="P1"><text:span text:style-name="T1">if</text:span> request.method==<text:span text:style-name="T9">'POST'</text:span>:</text:p>
      <text:p text:style-name="P1"><text:span text:style-name="T3">first_name</text:span>=request.form[<text:span text:style-name="T9">'firstname'</text:span>]</text:p>
      <text:p text:style-name="P1"><text:span text:style-name="T3">last_name</text:span>=request.form[<text:span text:style-name="T9">'lastname'</text:span>]</text:p>
      <text:p text:style-name="P1"><text:span text:style-name="T3">address</text:span>=request.form[<text:span text:style-name="T9">'address'</text:span>]</text:p>
      <text:p text:style-name="P1"><text:span text:style-name="T3">student</text:span>=<text:span text:style-name="T19">Student</text:span>.query.filter_by(<text:span text:style-name="T3">id</text:span>=<text:span text:style-name="T3">id</text:span>).first()</text:p>
      <text:p text:style-name="P1"><text:span text:style-name="T3">student</text:span>.first_name=<text:span text:style-name="T3">first_name</text:span></text:p>
      <text:p text:style-name="P1"><text:span text:style-name="T3">student</text:span>.last_name=<text:span text:style-name="T3">last_name</text:span></text:p>
      <text:p text:style-name="P1"><text:span text:style-name="T3">student</text:span>.address=<text:span text:style-name="T3">address</text:span></text:p>
      <text:p text:style-name="P1"><text:soft-page-break/><text:span text:style-name="T3">db</text:span>.session.add(<text:span text:style-name="T3">student</text:span>)</text:p>
      <text:p text:style-name="P1"><text:span text:style-name="T3">db</text:span>.session.commit()</text:p>
      <text:p text:style-name="P1"><text:span text:style-name="T1">return</text:span> redirect(<text:span text:style-name="T9">'/'</text:span>)</text:p>
      <text:p text:style-name="P1"><text:span text:style-name="T3">student</text:span>=<text:span text:style-name="T19">Student</text:span>.query.filter_by(<text:span text:style-name="T3">id</text:span>=<text:span text:style-name="T3">id</text:span>).first()</text:p>
      <text:p text:style-name="P1"><text:span text:style-name="T1">return</text:span> render_template(<text:span text:style-name="T9">'update.html'</text:span>,<text:span text:style-name="T3">student</text:span>=<text:span text:style-name="T3">student</text:span>)</text:p>
      <text:p text:style-name="P40"/>
      <text:p text:style-name="P1"><text:span text:style-name="T28">@</text:span><text:span text:style-name="T3">app</text:span><text:span text:style-name="T28">.route</text:span>(<text:span text:style-name="T9">'/delete/&lt;int:id&gt;'</text:span>) <text:span text:style-name="T12"># now when you open http://127.0.0.1:8000/products</text:span></text:p>
      <text:p text:style-name="P1"><text:span text:style-name="T13">def</text:span> <text:span text:style-name="T28">delete</text:span>(<text:span text:style-name="T3">id</text:span>):</text:p>
      <text:p text:style-name="P1"><text:span text:style-name="T3">student</text:span>=<text:span text:style-name="T19">Student</text:span>.query.filter_by(<text:span text:style-name="T3">id</text:span>=<text:span text:style-name="T3">id</text:span>).first()</text:p>
      <text:p text:style-name="P1"><text:span text:style-name="T3">db</text:span>.session.delete(<text:span text:style-name="T3">student</text:span>)</text:p>
      <text:p text:style-name="P1"><text:span text:style-name="T3">db</text:span>.session.commit()</text:p>
      <text:p text:style-name="P1"><text:span text:style-name="T1">return</text:span> redirect(<text:span text:style-name="T9">"/"</text:span>)</text:p>
      <text:p text:style-name="P40"/>
      <text:p text:style-name="P1"><text:span text:style-name="T1">if</text:span> <text:span text:style-name="T3">__name__</text:span>==<text:span text:style-name="T9">'__main__'</text:span>:</text:p>
      <text:p text:style-name="P1"><text:span text:style-name="T3">app</text:span>.run(<text:span text:style-name="T3">debug</text:span>=<text:span text:style-name="T13">True</text:span>,<text:span text:style-name="T3">port</text:span>=<text:span text:style-name="T27">8000</text:span>) <text:span text:style-name="T12"># run in debug mode means if error is come we see in browser</text:span></text:p>
      <text:p text:style-name="Standard"/>
      <text:p text:style-name="Standard"/>
      <text:p text:style-name="Standard"/>
      <text:p text:style-name="P43">first we talk about flask==&gt;</text:p>
      <text:p text:style-name="P43"/>
      <text:p text:style-name="P43">how we can create a function in flask same as in django</text:p>
      <text:p text:style-name="P43"/>
      <text:p text:style-name="P43">so first we have to create constructor of flaks</text:p>
      <text:p text:style-name="P6"><text:span text:style-name="T1">from</text:span> flask <text:span text:style-name="T1">import</text:span> Flask</text:p>
      <text:p text:style-name="P43"/>
      <text:p text:style-name="P43">#create a constructor of flask</text:p>
      <text:p text:style-name="P6"><text:span text:style-name="T3">app</text:span>=Flask(<text:span text:style-name="T3">__name__</text:span>)</text:p>
      <text:p text:style-name="P43"/>
      <text:p text:style-name="P43">run flask application</text:p>
      <text:p text:style-name="P43"/>
      <text:p text:style-name="P6"><text:span text:style-name="T1">if</text:span> <text:span text:style-name="T3">__name__</text:span>==<text:span text:style-name="T9">'__main__'</text:span>:</text:p>
      <text:p text:style-name="P1"><text:span text:style-name="T3"><text:s text:c="9"/>app</text:span>.run(<text:span text:style-name="T3">debug</text:span>=<text:span text:style-name="T13">True</text:span>,<text:span text:style-name="T3">port</text:span>=<text:span text:style-name="T27">8000</text:span>)</text:p>
      <text:p text:style-name="P1"/>
      <text:p text:style-name="P1"/>
      <text:p text:style-name="P7">but here I have no views function to call for this we use</text:p>
      <text:p text:style-name="P43"/>
      <text:p text:style-name="P43">router() function==&gt;</text:p>
      <text:p text:style-name="P39"># The route() function of the Flask class is a decorator,</text:p>
      <text:p text:style-name="P39"># which tells the application which URL should call</text:p>
      <text:p text:style-name="P39"># the associated function.</text:p>
      <text:p text:style-name="P43"/>
      <text:p text:style-name="P43">Now router function is called with flask constructor reference app means</text:p>
      <text:p text:style-name="P43"/>
      <text:p text:style-name="P6"><text:span text:style-name="T3">app</text:span>=Flask(<text:span text:style-name="T3">__name__</text:span>) <text:s/># means using application</text:p>
      <text:p text:style-name="P6"/>
      <text:p text:style-name="P6">so first we a function using get request associated with @app.route()</text:p>
      <text:p text:style-name="P6"/>
      <text:p text:style-name="P6"/>
      <text:p text:style-name="P6"><text:soft-page-break/><text:span text:style-name="T1">from</text:span> flask <text:span text:style-name="T1">import</text:span> Flask,render_template</text:p>
      <text:p text:style-name="P6"/>
      <text:p text:style-name="P6"/>
      <text:p text:style-name="P6"><text:span text:style-name="T28">@</text:span><text:span text:style-name="T3">app</text:span><text:span text:style-name="T28">.route</text:span>(<text:span text:style-name="T9">'/'</text:span>)</text:p>
      <text:p text:style-name="P1"><text:span text:style-name="T13"><text:s text:c="5"/>def</text:span> <text:span text:style-name="T28">home</text:span>():</text:p>
      <text:p text:style-name="P1"><text:span text:style-name="T1"><text:s text:c="6"/>return</text:span> render_template(<text:span text:style-name="T9">'home.html'</text:span>) <text:s/><text:span text:style-name="T30">#here render_template to render a page</text:span></text:p>
      <text:p text:style-name="P1"/>
      <text:p text:style-name="P8">#here / means empty string means <text:span text:style-name="T71">url</text:span> <text:span text:style-name="T71">by default / route page is open we do not need to add / in last of </text:span><text:s/>http://127.0.0.1:5000/ <text:s text:c="2"/>when we go this link then / route page is open <text:s/>in the case django url we use ‘’ empty string but in flask we use /(slash)</text:p>
      <text:p text:style-name="P8"/>
      <text:p text:style-name="P84">for run flask==&gt;flask run</text:p>
      <text:p text:style-name="P8"/>
      <text:p text:style-name="P8">but suppose we have to provide a name to end url like this</text:p>
      <text:p text:style-name="P8"><text:s/>@app.route(‘/home’)</text:p>
      <text:p text:style-name="P8"/>
      <text:p text:style-name="P8">then we call using http://127.0.0.1:5000/home <text:s/>but we have to written in web url /home then only we can access</text:p>
      <text:p text:style-name="P8"/>
      <text:p text:style-name="P8"/>
      <text:p text:style-name="P9">so suppose we have to post data in table for this we have to make a table.For this we have to use SQLAchemy</text:p>
      <text:p text:style-name="P9"/>
      <text:p text:style-name="P9"><text:span text:style-name="T1">from</text:span> flask_sqlalchemy <text:span text:style-name="T1">import</text:span> SQLAlchemy</text:p>
      <text:p text:style-name="P9"/>
      <text:p text:style-name="P9"><text:span text:style-name="T3">app</text:span>=Flask(<text:span text:style-name="T3">__name__</text:span>)</text:p>
      <text:p text:style-name="P1"><text:span text:style-name="T3">app</text:span>.config[<text:span text:style-name="T9">'SQLALCHEMY_DATABASE_URI'</text:span>]=<text:span text:style-name="T9">'sqlite:///student.db'</text:span> <text:span text:style-name="T12"># for make database in sqlite</text:span></text:p>
      <text:p text:style-name="P1"><text:span text:style-name="T3">app</text:span>.config[<text:span text:style-name="T9">'SQLALCHEMY_TRACK_MODIFICATIONS'</text:span>]=<text:span text:style-name="T13">False</text:span></text:p>
      <text:p text:style-name="P1"><text:span text:style-name="T3">db</text:span>=SQLAlchemy(<text:span text:style-name="T3">app</text:span>)</text:p>
      <text:p text:style-name="P1"/>
      <text:p text:style-name="P9">these four lines we have to use</text:p>
      <text:p text:style-name="P9"/>
      <text:p text:style-name="P9">now after we create model</text:p>
      <text:p text:style-name="P9"/>
      <text:p text:style-name="P9"><text:span text:style-name="T13">class</text:span> <text:span text:style-name="T19">Student</text:span>(<text:span text:style-name="T3">db</text:span>.<text:span text:style-name="T19">Model</text:span>):</text:p>
      <text:p text:style-name="P1"><text:span text:style-name="T3"><text:s text:c="11"/>id</text:span>=<text:span text:style-name="T3">db</text:span>.Column(<text:span text:style-name="T3">db</text:span>.Integer,<text:span text:style-name="T3">primary_key</text:span>=<text:span text:style-name="T13">True</text:span>)</text:p>
      <text:p text:style-name="P1"><text:span text:style-name="T3"><text:s text:c="11"/>first_name</text:span>=<text:span text:style-name="T3">db</text:span>.Column(<text:span text:style-name="T3">db</text:span>.String(<text:span text:style-name="T27">50</text:span>),<text:span text:style-name="T3">nullable</text:span>=<text:span text:style-name="T13">False</text:span>)</text:p>
      <text:p text:style-name="P1"><text:span text:style-name="T3"><text:s text:c="11"/>last_name</text:span>=<text:span text:style-name="T3">db</text:span>.Column(<text:span text:style-name="T3">db</text:span>.String(<text:span text:style-name="T27">50</text:span>),<text:span text:style-name="T3">nullable</text:span>=<text:span text:style-name="T13">False</text:span>)</text:p>
      <text:p text:style-name="P1"><text:span text:style-name="T3"><text:s text:c="11"/>address</text:span>=<text:span text:style-name="T3">db</text:span>.Column(<text:span text:style-name="T3">db</text:span>.String(<text:span text:style-name="T27">50</text:span>),<text:span text:style-name="T3">nullable</text:span>=<text:span text:style-name="T13">False</text:span>)</text:p>
      <text:p text:style-name="P40"/>
      <text:p text:style-name="P1"><text:span text:style-name="T13"><text:s text:c="10"/>def</text:span> <text:span text:style-name="T28">__repr__</text:span>(<text:span text:style-name="T3">self</text:span>) -&gt; <text:span text:style-name="T19">str</text:span>:</text:p>
      <text:p text:style-name="P1"><text:span text:style-name="T1"><text:s text:c="15"/>return</text:span> <text:span text:style-name="T13">f</text:span><text:span text:style-name="T9">"</text:span><text:span text:style-name="T13">{</text:span><text:span text:style-name="T3">self</text:span>.<text:span text:style-name="T3">id</text:span><text:span text:style-name="T13">}</text:span><text:span text:style-name="T9">-</text:span><text:span text:style-name="T13">{</text:span><text:span text:style-name="T3">self</text:span>.<text:span text:style-name="T3">first_name</text:span><text:span text:style-name="T13">}</text:span><text:span text:style-name="T9">"</text:span></text:p>
      <text:p text:style-name="P9"/>
      <text:p text:style-name="P10">now we have to go python shell for create table</text:p>
      <text:p text:style-name="P10"/>
      <text:p text:style-name="P11">run flask shell using ==&gt;flask shell</text:p>
      <text:p text:style-name="P11"/>
      <text:p text:style-name="P11">&gt;&gt;&gt; from app import db</text:p>
      <text:p text:style-name="P11"><text:soft-page-break/>&gt;&gt;&gt; db.create_all()</text:p>
      <text:p text:style-name="P11"/>
      <text:p text:style-name="P12">and after use see table in database</text:p>
      <text:p text:style-name="P12"/>
      <text:p text:style-name="P12">but suppose you add column in existing table then by create_all() here not work so in this case we have to drop all table with data then we have to create</text:p>
      <text:p text:style-name="P12"/>
      <text:p text:style-name="P12">&gt;&gt;&gt; from app import db</text:p>
      <text:p text:style-name="P12">&gt;&gt;&gt; db.drop_all()</text:p>
      <text:p text:style-name="P12">&gt;&gt;&gt; db.create_all()</text:p>
      <text:p text:style-name="P12"/>
      <text:p text:style-name="P12"/>
      <text:p text:style-name="P13">now we make a new function for get and post the data</text:p>
      <text:p text:style-name="P13"/>
      <text:p text:style-name="P13"><text:span text:style-name="T28">@</text:span><text:span text:style-name="T3">app</text:span><text:span text:style-name="T28">.route</text:span>(<text:span text:style-name="T9">'/'</text:span>)</text:p>
      <text:p text:style-name="P1"><text:span text:style-name="T13">def</text:span> <text:span text:style-name="T28">hello_world</text:span>():</text:p>
      <text:p text:style-name="P1"><text:span text:style-name="T1"><text:s text:c="6"/>if</text:span> request.method==<text:span text:style-name="T9">'POST'</text:span>:</text:p>
      <text:p text:style-name="P1"><text:span text:style-name="T3"><text:s text:c="12"/>first_name</text:span>=request.form[<text:span text:style-name="T9">'first_name'</text:span>]</text:p>
      <text:p text:style-name="P1"><text:span text:style-name="T3"><text:s text:c="12"/>last_name</text:span>=request.form[<text:span text:style-name="T9">'last_name'</text:span>]</text:p>
      <text:p text:style-name="P1"><text:span text:style-name="T3"><text:s text:c="12"/>address</text:span>=request.form[<text:span text:style-name="T9">'address'</text:span>]</text:p>
      <text:p text:style-name="P1"><text:span text:style-name="T3"><text:s text:c="12"/>student</text:span>=<text:span text:style-name="T19">Student</text:span>(<text:span text:style-name="T3">first_name</text:span>=<text:span text:style-name="T3">first_name</text:span>,<text:span text:style-name="T3">last_name</text:span>=<text:span text:style-name="T3">last_name</text:span>,<text:span text:style-name="T3">address</text:span>=<text:span text:style-name="T3">address</text:span>)</text:p>
      <text:p text:style-name="P1"><text:span text:style-name="T3"><text:s text:c="12"/>db</text:span>.session.add(<text:span text:style-name="T3">student</text:span>)</text:p>
      <text:p text:style-name="P1"><text:span text:style-name="T3"><text:s text:c="12"/>db</text:span>.session.commit()</text:p>
      <text:p text:style-name="P1"><text:span text:style-name="T3">allstudent</text:span>=<text:span text:style-name="T19">Student</text:span>.query.all()</text:p>
      <text:p text:style-name="P1"><text:span text:style-name="T1">return</text:span> render_template(<text:span text:style-name="T9">'index.html'</text:span>,<text:span text:style-name="T3">allstudent</text:span>=<text:span text:style-name="T3">allstudent</text:span>)</text:p>
      <text:p text:style-name="P1"/>
      <text:p text:style-name="P14">what happened here by default get and so in case of post if we submit then it show method not allowed.So we have to add method=[‘POST’] <text:span text:style-name="T31">in route</text:span></text:p>
      <text:p text:style-name="P14"><text:span text:style-name="T28">@</text:span><text:span text:style-name="T3">app</text:span><text:span text:style-name="T28">.route</text:span>(<text:span text:style-name="T9">'/'</text:span>,<text:span text:style-name="T3">methods</text:span>=[<text:span text:style-name="T9">'POST'</text:span>])</text:p>
      <text:p text:style-name="P14"/>
      <text:p text:style-name="P15">after this the data comes from form using request.form[]</text:p>
      <text:p text:style-name="P15">now we <text:s/><text:span text:style-name="T32">pass data in Student model field</text:span></text:p>
      <text:p text:style-name="P16">add into session using <text:span text:style-name="T3">db</text:span>.session.add(<text:span text:style-name="T3">student</text:span>)</text:p>
      <text:p text:style-name="P16">now save to database using commit <text:s/><text:span text:style-name="T3">db</text:span>.session.commit()</text:p>
      <text:p text:style-name="P16"/>
      <text:p text:style-name="P16">after this display all data of Student using Student.query.all()</text:p>
      <text:p text:style-name="P16"/>
      <text:p text:style-name="P17">send to template using</text:p>
      <text:p text:style-name="P17"><text:span text:style-name="T1">return</text:span> render_template(<text:span text:style-name="T9">'index.html'</text:span>,<text:span text:style-name="T3">allstudent</text:span>=<text:span text:style-name="T3">allstudent</text:span>)</text:p>
      <text:p text:style-name="P17"/>
      <text:p text:style-name="P17">display in index.html</text:p>
      <text:p text:style-name="P17"/>
      <text:p text:style-name="P17"><text:span text:style-name="T13">{%</text:span><text:span text:style-name="T1">for</text:span><text:span text:style-name="T13"> </text:span><text:span text:style-name="T9">data</text:span><text:span text:style-name="T13"> </text:span>in<text:span text:style-name="T13"> </text:span><text:span text:style-name="T9">allstudent</text:span><text:span text:style-name="T13">%}</text:span></text:p>
      <text:p text:style-name="P1"><text:span text:style-name="T33">&lt;</text:span><text:span text:style-name="T13">tr</text:span><text:span text:style-name="T33">&gt;</text:span></text:p>
      <text:p text:style-name="P1"><text:span text:style-name="T33">&lt;</text:span><text:span text:style-name="T13">td</text:span><text:span text:style-name="T33">&gt;</text:span><text:span text:style-name="T13">{{</text:span><text:span text:style-name="T9">data</text:span>.<text:span text:style-name="T9">first_name</text:span><text:span text:style-name="T13">}}</text:span><text:span text:style-name="T33">&lt;/</text:span><text:span text:style-name="T13">td</text:span><text:span text:style-name="T33">&gt;</text:span></text:p>
      <text:p text:style-name="P1"><text:span text:style-name="T33">&lt;</text:span><text:span text:style-name="T13">td</text:span><text:span text:style-name="T33">&gt;</text:span><text:span text:style-name="T13">{{</text:span><text:span text:style-name="T9">data</text:span>.<text:span text:style-name="T9">last_name</text:span><text:span text:style-name="T13">}}</text:span><text:span text:style-name="T33">&lt;/</text:span><text:span text:style-name="T13">td</text:span><text:span text:style-name="T33">&gt;</text:span></text:p>
      <text:p text:style-name="P1"><text:span text:style-name="T33">&lt;</text:span><text:span text:style-name="T13">td</text:span><text:span text:style-name="T33">&gt;</text:span><text:span text:style-name="T13">{{</text:span><text:span text:style-name="T9">data</text:span>.<text:span text:style-name="T9">address</text:span><text:span text:style-name="T13">}}</text:span><text:span text:style-name="T33">&lt;/</text:span><text:span text:style-name="T13">td</text:span><text:span text:style-name="T33">&gt;</text:span></text:p>
      <text:p text:style-name="P17"><text:soft-page-break/>{%endfor%}</text:p>
      <text:p text:style-name="P17">&lt;/tr&gt;</text:p>
      <text:p text:style-name="P14"/>
      <text:p text:style-name="P14"/>
      <text:p text:style-name="P18">now in case of update==&gt;</text:p>
      <text:p text:style-name="P18"><text:span text:style-name="T28">@</text:span><text:span text:style-name="T3">app</text:span><text:span text:style-name="T28">.route</text:span>(<text:span text:style-name="T9">'/update/&lt;int:id&gt;'</text:span>,<text:span text:style-name="T3">methods</text:span>=[<text:span text:style-name="T9">'GET'</text:span>,<text:span text:style-name="T9">'POST'</text:span>])</text:p>
      <text:p text:style-name="P1"><text:span text:style-name="T13">def</text:span> <text:span text:style-name="T28">update</text:span>(<text:span text:style-name="T3">id</text:span>):</text:p>
      <text:p text:style-name="P1"><text:span text:style-name="T1"><text:s text:c="11"/>if</text:span> request.method==<text:span text:style-name="T9">'POST'</text:span>:</text:p>
      <text:p text:style-name="P1"><text:span text:style-name="T3"><text:s text:c="18"/>first_name</text:span>=request.form[<text:span text:style-name="T9">'firstname'</text:span>]</text:p>
      <text:p text:style-name="P1"><text:span text:style-name="T3"><text:s text:c="18"/>last_name</text:span>=request.form[<text:span text:style-name="T9">'lastname'</text:span>]</text:p>
      <text:p text:style-name="P1"><text:span text:style-name="T3"><text:s text:c="18"/>address</text:span>=request.form[<text:span text:style-name="T9">'address'</text:span>]</text:p>
      <text:p text:style-name="P1"><text:span text:style-name="T3"><text:s text:c="18"/>student</text:span>=<text:span text:style-name="T19">Student</text:span>.query.filter_by(<text:span text:style-name="T3">id</text:span>=<text:span text:style-name="T3">id</text:span>).first()<text:span text:style-name="T34">#get data based on id</text:span></text:p>
      <text:p text:style-name="P1"><text:span text:style-name="T3"><text:s text:c="18"/>student</text:span>.first_name=<text:span text:style-name="T3">first_name <text:s/>//</text:span><text:span text:style-name="T4">update data</text:span></text:p>
      <text:p text:style-name="P1"><text:span text:style-name="T3"><text:s text:c="18"/>student</text:span>.last_name=<text:span text:style-name="T3">last_name <text:s text:c="2"/>//</text:span><text:span text:style-name="T4">update data</text:span></text:p>
      <text:p text:style-name="P1"><text:span text:style-name="T3"><text:s text:c="18"/>student</text:span>.address=<text:span text:style-name="T3">address <text:s text:c="10"/>//</text:span><text:span text:style-name="T4">update data</text:span></text:p>
      <text:p text:style-name="P1"><text:span text:style-name="T3"><text:s text:c="18"/>db</text:span>.session.add(<text:span text:style-name="T3">student</text:span>) <text:s text:c="11"/>//<text:span text:style-name="T34">add to session</text:span></text:p>
      <text:p text:style-name="P1"><text:span text:style-name="T3"><text:s text:c="18"/>db</text:span>.session.commit() <text:s text:c="17"/>//<text:span text:style-name="T34">save to table</text:span></text:p>
      <text:p text:style-name="P1"><text:span text:style-name="T1"><text:s text:c="18"/>return</text:span> redirect(<text:span text:style-name="T9">'/'</text:span>)//<text:span text:style-name="T34">means / page</text:span></text:p>
      <text:p text:style-name="P1"><text:span text:style-name="T3">student</text:span>=<text:span text:style-name="T19">Student</text:span>.query.filter_by(<text:span text:style-name="T3">id</text:span>=<text:span text:style-name="T3">id</text:span>).first()</text:p>
      <text:p text:style-name="P1"><text:span text:style-name="T1">return</text:span> render_template(<text:span text:style-name="T9">'update.html'</text:span>,<text:span text:style-name="T3">student</text:span>=<text:span text:style-name="T3">student</text:span>)</text:p>
      <text:p text:style-name="P1"/>
      <text:p text:style-name="P18">from index.html</text:p>
      <text:p text:style-name="P18"><text:span text:style-name="T33">&lt;</text:span><text:span text:style-name="T13">a</text:span> <text:span text:style-name="T3">href</text:span>=<text:span text:style-name="T9">'/update/{{data.id}}'</text:span> <text:span text:style-name="T3">type</text:span>=<text:span text:style-name="T9">"button"</text:span> <text:span text:style-name="T3">class</text:span>=<text:span text:style-name="T9">"btn btn-dark btn-sm"</text:span><text:span text:style-name="T33">&gt;</text:span>Update<text:span text:style-name="T33">&lt;/</text:span><text:span text:style-name="T13">a</text:span><text:span text:style-name="T33">&gt;&lt;/</text:span><text:span text:style-name="T13">td</text:span><text:span text:style-name="T33">&gt; <text:s/>we can go to update page</text:span></text:p>
      <text:p text:style-name="P44"/>
      <text:p text:style-name="P44">and by using think link index we go deletepage</text:p>
      <text:p text:style-name="P44"/>
      <text:p text:style-name="P18"><text:span text:style-name="T33">&lt;</text:span><text:span text:style-name="T13">a</text:span> <text:span text:style-name="T3">href</text:span>=<text:span text:style-name="T9">'/delete/{{data.id}}'</text:span> <text:span text:style-name="T3">type</text:span>=<text:span text:style-name="T9">"button"</text:span> <text:span text:style-name="T3">class</text:span>=<text:span text:style-name="T9">"btn btn-dark btn-sm"</text:span><text:span text:style-name="T33">&gt;</text:span>Delete<text:span text:style-name="T33">&lt;/</text:span><text:span text:style-name="T13">a</text:span><text:span text:style-name="T33">&gt;</text:span></text:p>
      <text:p text:style-name="P44"/>
      <text:p text:style-name="P44">now delete function</text:p>
      <text:p text:style-name="P44"/>
      <text:p text:style-name="P18"><text:span text:style-name="T28">@</text:span><text:span text:style-name="T3">app</text:span><text:span text:style-name="T28">.route</text:span>(<text:span text:style-name="T9">'/delete/&lt;int:id&gt;'</text:span>) <text:span text:style-name="T12"># now when you open http://127.0.0.1:8000/products</text:span></text:p>
      <text:p text:style-name="P1"><text:span text:style-name="T13">def</text:span> <text:span text:style-name="T28">delete</text:span>(<text:span text:style-name="T3">id</text:span>):</text:p>
      <text:p text:style-name="P1"><text:span text:style-name="T3"><text:s text:c="10"/>student</text:span>=<text:span text:style-name="T19">Student</text:span>.query.filter_by(<text:span text:style-name="T3">id</text:span>=<text:span text:style-name="T3">id</text:span>).first()</text:p>
      <text:p text:style-name="P1"><text:span text:style-name="T3"><text:s text:c="10"/>db</text:span>.session.delete(<text:span text:style-name="T3">student</text:span>)</text:p>
      <text:p text:style-name="P1"><text:span text:style-name="T3"><text:s text:c="10"/>db</text:span>.session.commit()</text:p>
      <text:p text:style-name="P1"><text:span text:style-name="T1"><text:s text:c="10"/>return</text:span> redirect(<text:span text:style-name="T9">"/"</text:span>)</text:p>
      <text:p text:style-name="P1"/>
      <text:p text:style-name="P44"/>
      <text:p text:style-name="P44"/>
      <text:p text:style-name="P45"/>
      <text:p text:style-name="P45">This is all about crud operation flask operation</text:p>
      <text:p text:style-name="P18"/>
      <text:p text:style-name="P18"/>
      <text:p text:style-name="P19">note all this code written in app.py</text:p>
      <text:p text:style-name="P12"/>
      <text:p text:style-name="P12"/>
      <text:p text:style-name="P8"><text:soft-page-break/></text:p>
      <text:p text:style-name="P8"/>
      <text:p text:style-name="P1"/>
      <text:p text:style-name="P20">now we have to create api <text:s/>in flask</text:p>
      <text:p text:style-name="P20"/>
      <text:p text:style-name="P20">So we build api by using third party packages==&gt;</text:p>
      <text:p text:style-name="P20"/>
      <text:p text:style-name="P41"><text:span text:style-name="T49">Flask SQLAlchemy=&gt;</text:span><text:span text:style-name="T36">A Flask extension that adds support for </text:span><text:a xlink:type="simple" xlink:href="https://sqlalchemy.org/" text:style-name="Internet_20_link" text:visited-style-name="Visited_20_Internet_20_Link"><text:span text:style-name="T35">SQLAlchemy</text:span></text:a><text:span text:style-name="T36">, an object-relational mapper which makes us easier to interact with SQL databases.</text:span></text:p>
      <text:p text:style-name="P51"/>
      <text:p text:style-name="P41"><text:span text:style-name="Strong_20_Emphasis"><text:span text:style-name="T41">Flask-RESTful</text:span></text:span><text:span text:style-name="T40"> </text:span><text:span text:style-name="T42">is an extension for Flask that adds support for quickly building REST APIs. It is a lightweight abstraction that works with your existing ORM/libraries. Flask-RESTful encourages best practices with minimal setup. If you are familiar with Flask, Flask-RESTful should be easy to pick up</text:span></text:p>
      <text:p text:style-name="P51"/>
      <text:p text:style-name="P41"><text:span text:style-name="T42">Flask-Marshmallow is a thin integration layer for </text:span><text:a xlink:type="simple" xlink:href="http://flask.pocoo.org/" text:style-name="Internet_20_link" text:visited-style-name="Visited_20_Internet_20_Link"><text:span text:style-name="T43">Flask</text:span></text:a><text:span text:style-name="T40"> </text:span><text:span text:style-name="T42">(a Python web framework) and </text:span><text:a xlink:type="simple" xlink:href="http://marshmallow.readthedocs.io/" text:style-name="Internet_20_link" text:visited-style-name="Visited_20_Internet_20_Link"><text:span text:style-name="T43">marshmallow</text:span></text:a><text:span text:style-name="T40"> </text:span><text:span text:style-name="T42">(an object serialization/deserialization library) that adds additional features to marshmallow, including URL and Hyperlinks fields for HATEOAS-ready APIs. It also (optionally) integrates with </text:span><text:a xlink:type="simple" xlink:href="http://flask-sqlalchemy.pocoo.org/" text:style-name="Internet_20_link" text:visited-style-name="Visited_20_Internet_20_Link"><text:span text:style-name="T43">Flask-SQLAlchemy</text:span></text:a><text:span text:style-name="T42">.</text:span></text:p>
      <text:p text:style-name="P51"/>
      <text:p text:style-name="P51"/>
      <text:p text:style-name="P46"><text:span text:style-name="T36">Now we install pack</text:span><text:span text:style-name="T37">ages==&gt;</text:span></text:p>
      <text:p text:style-name="P47">pip3 install Flasl-SQLAlchemy</text:p>
      <text:p text:style-name="P47">pip3 install Flask-RESTful</text:p>
      <text:p text:style-name="P47">pip3 flask-marshmallow</text:p>
      <text:p text:style-name="P47"/>
      <text:p text:style-name="P47"/>
      <text:p text:style-name="P47">after this we specify database</text:p>
      <text:p text:style-name="P47">for this we make a separate config.py file</text:p>
      <text:p text:style-name="P21"><text:span text:style-name="T1">from</text:span> <text:span text:style-name="T19">app</text:span> <text:span text:style-name="T1">import</text:span> <text:span text:style-name="T3">flaskAppInstance <text:s/># this package app.py where my flask is run</text:span></text:p>
      <text:p text:style-name="P1"><text:span text:style-name="T1">from</text:span> flask_sqlalchemy <text:span text:style-name="T1">import</text:span> SQLAlchemy</text:p>
      <text:p text:style-name="P1"><text:span text:style-name="T1">from</text:span> flask_marshmallow <text:span text:style-name="T1">import</text:span> Marshmallow</text:p>
      <text:p text:style-name="P1"><text:span text:style-name="T1">from</text:span> flask_migrate <text:span text:style-name="T1">import</text:span> Migrate</text:p>
      <text:p text:style-name="P39"/>
      <text:p text:style-name="P39"># Create the SQLAlchemy db instance</text:p>
      <text:p text:style-name="P1"><text:span text:style-name="T54">SQLALCHEMY_DATABASE_URL</text:span> = <text:span text:style-name="T9">"postgresql://postgres:pranav@127.0.0.1:5432/flaskapidb"</text:span></text:p>
      <text:p text:style-name="P1"><text:span text:style-name="T3">flaskAppInstance</text:span>.config[<text:span text:style-name="T9">'SQLALCHEMY_DATABASE_URI'</text:span>] = <text:span text:style-name="T54">SQLALCHEMY_DATABASE_URL</text:span></text:p>
      <text:p text:style-name="P1"><text:span text:style-name="T3">flaskAppInstance</text:span>.config[<text:span text:style-name="T9">'SQLALCHEMY_TRACK_MODIFICATIONS'</text:span>] = <text:span text:style-name="T13">False</text:span></text:p>
      <text:p text:style-name="P1"><text:span text:style-name="T3">db</text:span> = SQLAlchemy(<text:span text:style-name="T3">flaskAppInstance</text:span>) </text:p>
      <text:p text:style-name="P40"/>
      <text:p text:style-name="P1"><text:span text:style-name="T3">ma</text:span> = Marshmallow(<text:span text:style-name="T3">flaskAppInstance</text:span>)</text:p>
      <text:p text:style-name="P1"/>
      <text:p text:style-name="P1"/>
      <text:p text:style-name="P1"/>
      <text:p text:style-name="P21">models.py</text:p>
      <text:p text:style-name="P21"><text:soft-page-break/><text:span text:style-name="T1">from</text:span> <text:span text:style-name="T19">api</text:span>.<text:span text:style-name="T19">config</text:span> <text:span text:style-name="T1">import</text:span> <text:span text:style-name="T3">db <text:s text:c="2"/># db comes from config.py which contains database related settings</text:span></text:p>
      <text:p text:style-name="P40"/>
      <text:p text:style-name="P1"><text:span text:style-name="T13">class</text:span> <text:span text:style-name="T19">Post</text:span>(<text:span text:style-name="T3">db</text:span>.<text:span text:style-name="T19">Model</text:span>):</text:p>
      <text:p text:style-name="P1"><text:span text:style-name="T3">id</text:span> = <text:span text:style-name="T3">db</text:span>.Column(<text:span text:style-name="T3">db</text:span>.Integer, <text:span text:style-name="T3">primary_key</text:span>=<text:span text:style-name="T13">True</text:span>)</text:p>
      <text:p text:style-name="P1"><text:span text:style-name="T3">titles</text:span> = <text:span text:style-name="T3">db</text:span>.Column(<text:span text:style-name="T3">db</text:span>.String(<text:span text:style-name="T27">50</text:span>))</text:p>
      <text:p text:style-name="P1"><text:span text:style-name="T3">content</text:span> = <text:span text:style-name="T3">db</text:span>.Column(<text:span text:style-name="T3">db</text:span>.String(<text:span text:style-name="T27">255</text:span>))</text:p>
      <text:p text:style-name="P40"/>
      <text:p text:style-name="P1"><text:span text:style-name="T13">def</text:span> <text:span text:style-name="T28">__repr__</text:span>(<text:span text:style-name="T3">self</text:span>):</text:p>
      <text:p text:style-name="P1"><text:span text:style-name="T1">return</text:span> <text:span text:style-name="T9">'&lt;Post </text:span><text:span text:style-name="T13">%s</text:span><text:span text:style-name="T9">&gt;'</text:span> % <text:span text:style-name="T3">self</text:span>.title</text:p>
      <text:p text:style-name="P67"/>
      <text:p text:style-name="P1"><text:span text:style-name="T13">class</text:span> <text:span text:style-name="T19">Register</text:span>(<text:span text:style-name="T3">db</text:span>.<text:span text:style-name="T19">Model</text:span>):</text:p>
      <text:p text:style-name="P1"><text:span text:style-name="T3">id</text:span> = <text:span text:style-name="T3">db</text:span>.Column(<text:span text:style-name="T3">db</text:span>.Integer, <text:span text:style-name="T3">primary_key</text:span>=<text:span text:style-name="T13">True</text:span>)</text:p>
      <text:p text:style-name="P1"><text:span text:style-name="T3">public_id</text:span>=<text:span text:style-name="T3">db</text:span>.Column(<text:span text:style-name="T3">db</text:span>.String,<text:span text:style-name="T3">unique</text:span>=<text:span text:style-name="T13">True</text:span>)</text:p>
      <text:p text:style-name="P1"><text:span text:style-name="T3">email</text:span>=<text:span text:style-name="T3">db</text:span>.Column(<text:span text:style-name="T3">db</text:span>.String)</text:p>
      <text:p text:style-name="P1"><text:span text:style-name="T3">password</text:span>=<text:span text:style-name="T3">db</text:span>.Column(<text:span text:style-name="T3">db</text:span>.String)</text:p>
      <text:p text:style-name="P1"><text:span text:style-name="T3">first_name</text:span>=<text:span text:style-name="T3">db</text:span>.Column(<text:span text:style-name="T3">db</text:span>.String(<text:span text:style-name="T27">50</text:span>))</text:p>
      <text:p text:style-name="P1"><text:span text:style-name="T3">last_name</text:span>=<text:span text:style-name="T3">db</text:span>.Column(<text:span text:style-name="T3">db</text:span>.String(<text:span text:style-name="T27">50</text:span>))</text:p>
      <text:p text:style-name="P67"/>
      <text:p text:style-name="P1"><text:span text:style-name="T13">class</text:span> <text:span text:style-name="T19">Car</text:span>(<text:span text:style-name="T3">db</text:span>.<text:span text:style-name="T19">Model</text:span>):</text:p>
      <text:p text:style-name="P1"><text:span text:style-name="T3">id</text:span>=<text:span text:style-name="T3">db</text:span>.Column(<text:span text:style-name="T3">db</text:span>.String,<text:span text:style-name="T3">primary_key</text:span>=<text:span text:style-name="T13">True</text:span>)</text:p>
      <text:p text:style-name="P1"><text:span text:style-name="T3">active</text:span>=<text:span text:style-name="T3">db</text:span>.Column(<text:span text:style-name="T3">db</text:span>.String)</text:p>
      <text:p text:style-name="P1"><text:span text:style-name="T3">year</text:span>=<text:span text:style-name="T3">db</text:span>.Column(<text:span text:style-name="T3">db</text:span>.String)</text:p>
      <text:p text:style-name="P1"><text:span text:style-name="T3">mileage</text:span>=<text:span text:style-name="T3">db</text:span>.Column(<text:span text:style-name="T3">db</text:span>.String)</text:p>
      <text:p text:style-name="P1"><text:span text:style-name="T3">price</text:span>=<text:span text:style-name="T3">db</text:span>.Column(<text:span text:style-name="T3">db</text:span>.String)</text:p>
      <text:p text:style-name="P1"><text:span text:style-name="T3">make_id</text:span>=<text:span text:style-name="T3">db</text:span>.Column(<text:span text:style-name="T3">db</text:span>.String)</text:p>
      <text:p text:style-name="P1"><text:span text:style-name="T3">model_id</text:span>=<text:span text:style-name="T3">db</text:span>.Column(<text:span text:style-name="T3">db</text:span>.String)</text:p>
      <text:p text:style-name="P1"><text:span text:style-name="T3">sub_modelid</text:span>=<text:span text:style-name="T3">db</text:span>.Column(<text:span text:style-name="T3">db</text:span>.String)</text:p>
      <text:p text:style-name="P1"><text:span text:style-name="T3">body_type</text:span>=<text:span text:style-name="T3">db</text:span>.Column(<text:span text:style-name="T3">db</text:span>.String)</text:p>
      <text:p text:style-name="P1"><text:span text:style-name="T3">transmission</text:span>=<text:span text:style-name="T3">db</text:span>.Column(<text:span text:style-name="T3">db</text:span>.String)</text:p>
      <text:p text:style-name="P1"><text:span text:style-name="T3">fuel_type</text:span>=<text:span text:style-name="T3">db</text:span>.Column(<text:span text:style-name="T3">db</text:span>.String)</text:p>
      <text:p text:style-name="P1"><text:span text:style-name="T3">exterior_color</text:span>=<text:span text:style-name="T3">db</text:span>.Column(<text:span text:style-name="T3">db</text:span>.String)</text:p>
      <text:p text:style-name="P1"><text:span text:style-name="T3">created_at</text:span>=<text:span text:style-name="T3">db</text:span>.Column(<text:span text:style-name="T3">db</text:span>.String)</text:p>
      <text:p text:style-name="P1"><text:span text:style-name="T3">updated_at</text:span>=<text:span text:style-name="T3">db</text:span>.Column(<text:span text:style-name="T3">db</text:span>.String)</text:p>
      <text:p text:style-name="P21"/>
      <text:p text:style-name="P21"/>
      <text:p text:style-name="P21">now here we make relation between models also</text:p>
      <text:p text:style-name="P21"/>
      <text:p text:style-name="P21"><text:span text:style-name="T13">class</text:span> <text:span text:style-name="T19">CarMakes</text:span>(<text:span text:style-name="T3">db</text:span>.<text:span text:style-name="T19">Model</text:span>):</text:p>
      <text:p text:style-name="P1"><text:span text:style-name="T3">__tablename__</text:span>=<text:span text:style-name="T9">'carmakes'</text:span></text:p>
      <text:p text:style-name="P1"><text:span text:style-name="T3">id</text:span>=<text:span text:style-name="T3">db</text:span>.Column(<text:span text:style-name="T3">db</text:span>.String(<text:span text:style-name="T27">50</text:span>),<text:span text:style-name="T3">primary_key</text:span>=<text:span text:style-name="T13">True</text:span>,<text:span text:style-name="T3">autoincrement</text:span>=<text:span text:style-name="T13">False</text:span>)</text:p>
      <text:p text:style-name="P39"># unique_id=db.Column(db.String(50),unique=True)</text:p>
      <text:p text:style-name="P1"><text:span text:style-name="T3">name</text:span>=<text:span text:style-name="T3">db</text:span>.Column(<text:span text:style-name="T3">db</text:span>.String(<text:span text:style-name="T27">50</text:span>))</text:p>
      <text:p text:style-name="P1"><text:span text:style-name="T3">active</text:span>=<text:span text:style-name="T3">db</text:span>.Column(<text:span text:style-name="T3">db</text:span>.String)</text:p>
      <text:p text:style-name="P1"><text:span text:style-name="T3">created_at</text:span>=<text:span text:style-name="T3">db</text:span>.Column(<text:span text:style-name="T3">db</text:span>.String(<text:span text:style-name="T27">255</text:span>))</text:p>
      <text:p text:style-name="P1"><text:soft-page-break/><text:span text:style-name="T3">updated_at</text:span>=<text:span text:style-name="T3">db</text:span>.Column(<text:span text:style-name="T3">db</text:span>.String(<text:span text:style-name="T27">255</text:span>))</text:p>
      <text:p text:style-name="P1"><text:span text:style-name="T3">carmakes</text:span>=<text:span text:style-name="T3">db</text:span>.relationship(<text:span text:style-name="T9">'CarModels'</text:span>,<text:span text:style-name="T3">backref</text:span>=<text:span text:style-name="T9">'carmakes'</text:span>,<text:span text:style-name="T3">lazy</text:span>=<text:span text:style-name="T13">True</text:span>)</text:p>
      <text:p text:style-name="P40"/>
      <text:p text:style-name="P1"><text:span text:style-name="T13">class</text:span> <text:span text:style-name="T19">CarModels</text:span>(<text:span text:style-name="T3">db</text:span>.<text:span text:style-name="T19">Model</text:span>):</text:p>
      <text:p text:style-name="P1"><text:span text:style-name="T3">__tablename__</text:span>=<text:span text:style-name="T9">'carmodels' </text:span><text:span text:style-name="T10"># these name is used by other model to make as foreign key</text:span></text:p>
      <text:p text:style-name="P1"><text:span text:style-name="T3">id</text:span>=<text:span text:style-name="T3">db</text:span>.Column(<text:span text:style-name="T3">db</text:span>.String(<text:span text:style-name="T27">50</text:span>),<text:span text:style-name="T3">primary_key</text:span>=<text:span text:style-name="T13">True</text:span>,<text:span text:style-name="T3">autoincrement</text:span>=<text:span text:style-name="T13">False</text:span>)</text:p>
      <text:p text:style-name="P39"># unique_id=db.Column(db.Integer,unique=True)</text:p>
      <text:p text:style-name="P1"><text:span text:style-name="T3">name</text:span>=<text:span text:style-name="T3">db</text:span>.Column(<text:span text:style-name="T3">db</text:span>.String(<text:span text:style-name="T27">50</text:span>))</text:p>
      <text:p text:style-name="P1"><text:span text:style-name="T3">active</text:span>=<text:span text:style-name="T3">db</text:span>.Column(<text:span text:style-name="T3">db</text:span>.String)</text:p>
      <text:p text:style-name="P1"><text:span text:style-name="T3">make_id</text:span>=<text:span text:style-name="T3">db</text:span>.Column(<text:span text:style-name="T3">db</text:span>.String(<text:span text:style-name="T27">50</text:span>))</text:p>
      <text:p text:style-name="P1"><text:span text:style-name="T3">created_at</text:span>=<text:span text:style-name="T3">db</text:span>.Column(<text:span text:style-name="T3">db</text:span>.String(<text:span text:style-name="T27">255</text:span>))</text:p>
      <text:p text:style-name="P1"><text:span text:style-name="T3">updated_at</text:span>=<text:span text:style-name="T3">db</text:span>.Column(<text:span text:style-name="T3">db</text:span>.String(<text:span text:style-name="T27">255</text:span>))</text:p>
      <text:p text:style-name="P1"><text:span text:style-name="T3">carmakes_id</text:span>=<text:span text:style-name="T3">db</text:span>.Column(<text:span text:style-name="T3">db</text:span>.String,<text:span text:style-name="T3">db</text:span>.ForeignKey(<text:span text:style-name="T9">'carmakes.id'</text:span>),<text:span text:style-name="T3">nullable</text:span>=<text:span text:style-name="T13">False</text:span>) <text:span text:style-name="T53"># for make relationship</text:span></text:p>
      <text:p text:style-name="P1"><text:span text:style-name="T3">carsubmodles</text:span>=<text:span text:style-name="T3">db</text:span>.relationship(<text:span text:style-name="T9">'CarSubModels'</text:span>,<text:span text:style-name="T3">backref</text:span>=<text:span text:style-name="T9">'carmodels'</text:span>,<text:span text:style-name="T3">lazy</text:span>=<text:span text:style-name="T13">True</text:span>)<text:span text:style-name="T53"># for make relationship</text:span></text:p>
      <text:p text:style-name="P40"/>
      <text:p text:style-name="P1"><text:span text:style-name="T13">class</text:span> <text:span text:style-name="T19">CarSubModels</text:span>(<text:span text:style-name="T3">db</text:span>.<text:span text:style-name="T19">Model</text:span>):</text:p>
      <text:p text:style-name="P1"><text:span text:style-name="T3">__tablename__</text:span>=<text:span text:style-name="T9">'carsubmodels'</text:span></text:p>
      <text:p text:style-name="P1"><text:span text:style-name="T3">id</text:span>=<text:span text:style-name="T3">db</text:span>.Column(<text:span text:style-name="T3">db</text:span>.String(<text:span text:style-name="T27">50</text:span>),<text:span text:style-name="T3">primary_key</text:span>=<text:span text:style-name="T13">True</text:span>,<text:span text:style-name="T3">autoincrement</text:span>=<text:span text:style-name="T13">False</text:span>)</text:p>
      <text:p text:style-name="P39"># unique_id=db.Column(db.String(50),unique=True)</text:p>
      <text:p text:style-name="P1"><text:span text:style-name="T3">name</text:span>=<text:span text:style-name="T3">db</text:span>.Column(<text:span text:style-name="T3">db</text:span>.String(<text:span text:style-name="T27">50</text:span>))</text:p>
      <text:p text:style-name="P1"><text:span text:style-name="T3">active</text:span>=<text:span text:style-name="T3">db</text:span>.Column(<text:span text:style-name="T3">db</text:span>.String)</text:p>
      <text:p text:style-name="P1"><text:span text:style-name="T3">model_id</text:span>=<text:span text:style-name="T3">db</text:span>.Column(<text:span text:style-name="T3">db</text:span>.String)</text:p>
      <text:p text:style-name="P1"><text:span text:style-name="T3">created_at</text:span>=<text:span text:style-name="T3">db</text:span>.Column(<text:span text:style-name="T3">db</text:span>.String(<text:span text:style-name="T27">255</text:span>))</text:p>
      <text:p text:style-name="P1"><text:span text:style-name="T3">updated_at</text:span>=<text:span text:style-name="T3">db</text:span>.Column(<text:span text:style-name="T3">db</text:span>.String(<text:span text:style-name="T27">255</text:span>))</text:p>
      <text:p text:style-name="P1"><text:span text:style-name="T3">car_model_id</text:span>=<text:span text:style-name="T3">db</text:span>.Column(<text:span text:style-name="T3">db</text:span>.String,<text:span text:style-name="T3">db</text:span>.ForeignKey(<text:span text:style-name="T9">'carmodels.id'</text:span>),<text:span text:style-name="T3">nullable</text:span>=<text:span text:style-name="T13">False</text:span>) <text:span text:style-name="T53"># here yo see it use carmodels name which is specify in __table__name of <text:s/>car models and get id of carmodels for making relationship</text:span></text:p>
      <text:p text:style-name="P21"/>
      <text:p text:style-name="P47"/>
      <text:p text:style-name="P47"/>
      <text:p text:style-name="P48">schema.py</text:p>
      <text:p text:style-name="P48"/>
      <text:p text:style-name="P42"><text:span text:style-name="T55">what is marshmallow==&gt;</text:span><text:span text:style-name="T52">I</text:span><text:span text:style-name="T36">n this schema, we can choose what fields to expose to our users. If your model has some sensitive data, you may want to exclude it here. Then, we also instantiate it in </text:span><text:span text:style-name="Source_20_Text"><text:span text:style-name="T44">posts_schema</text:span></text:span><text:span text:style-name="T39"> </text:span><text:span text:style-name="T36">and </text:span><text:span text:style-name="Source_20_Text"><text:span text:style-name="T44">post_schema</text:span></text:span><text:span text:style-name="T36">. Use </text:span><text:span text:style-name="Source_20_Text"><text:span text:style-name="T44">posts_schema</text:span></text:span><text:span text:style-name="T39"> </text:span><text:span text:style-name="T36">to serialize an array of posts. Otherwise, use </text:span><text:span text:style-name="Source_20_Text"><text:span text:style-name="T44">post_schema</text:span></text:span><text:span text:style-name="T36">.</text:span><text:span text:style-name="T38">This schema based on mashmallow.</text:span></text:p>
      <text:p text:style-name="P48"/>
      <text:p text:style-name="P22"><text:span text:style-name="T1">from</text:span> marshmallow <text:span text:style-name="T1">import</text:span> fields # here we import from marshmallow package</text:p>
      <text:p text:style-name="P1"><text:span text:style-name="T1">from</text:span> <text:span text:style-name="T19">api</text:span>.<text:span text:style-name="T19">models</text:span> <text:span text:style-name="T1">import</text:span> <text:span text:style-name="T19">Post</text:span>,<text:span text:style-name="T19">Car </text:span><text:span text:style-name="T20"># import from models.py</text:span></text:p>
      <text:p text:style-name="P1"><text:span text:style-name="T1">from</text:span> <text:span text:style-name="T19">api</text:span>.<text:span text:style-name="T19">config</text:span> <text:span text:style-name="T1">import</text:span> <text:span text:style-name="T3">ma <text:s/></text:span><text:span text:style-name="T5"># </text:span><text:span text:style-name="T6">from config </text:span></text:p>
      <text:p text:style-name="P40"/>
      <text:p text:style-name="P1"><text:span text:style-name="T13">class</text:span> <text:span text:style-name="T19">PostSchema</text:span>(<text:span text:style-name="T3">ma</text:span>.<text:span text:style-name="T19">Schema</text:span>):</text:p>
      <text:p text:style-name="P1"><text:span text:style-name="T13">class</text:span> <text:span text:style-name="T19">Meta</text:span>:</text:p>
      <text:p text:style-name="P1"><text:span text:style-name="T3"><text:s text:c="7"/>fields</text:span> = (<text:span text:style-name="T9">"id"</text:span>, <text:span text:style-name="T9">"title"</text:span>, <text:span text:style-name="T9">"content"</text:span>)</text:p>
      <text:p text:style-name="P1"><text:span text:style-name="T3"><text:s text:c="7"/>model</text:span> = <text:span text:style-name="T19">Post</text:span></text:p>
      <text:p text:style-name="P40"><text:soft-page-break/></text:p>
      <text:p text:style-name="P1"><text:span text:style-name="T3">post_schema</text:span> = <text:span text:style-name="T19">PostSchema</text:span>()</text:p>
      <text:p text:style-name="P1"><text:span text:style-name="T3">posts_schema</text:span> = <text:span text:style-name="T19">PostSchema</text:span>(<text:span text:style-name="T3">many</text:span>=<text:span text:style-name="T13">True</text:span>)</text:p>
      <text:p text:style-name="P40"/>
      <text:p text:style-name="P1"><text:span text:style-name="T13">class</text:span> <text:span text:style-name="T19">CarSchema</text:span>(<text:span text:style-name="T3">ma</text:span>.<text:span text:style-name="T19">Schema</text:span>):</text:p>
      <text:p text:style-name="P1"><text:span text:style-name="T13"><text:s text:c="10"/>class</text:span> <text:span text:style-name="T19">Meta</text:span>:</text:p>
      <text:p text:style-name="P1"><text:span text:style-name="T3"><text:s text:c="13"/>fields</text:span>=(<text:span text:style-name="T9">'id'</text:span>,<text:span text:style-name="T9">'sub_modelid'</text:span>,<text:span text:style-name="T9">'price'</text:span>)</text:p>
      <text:p text:style-name="P1"><text:span text:style-name="T3"><text:s text:c="13"/>model</text:span>=<text:span text:style-name="T19">Car</text:span></text:p>
      <text:p text:style-name="P40"/>
      <text:p text:style-name="P1"><text:span text:style-name="T3">car_schema</text:span>=<text:span text:style-name="T19">CarSchema</text:span>()</text:p>
      <text:p text:style-name="P1"><text:span text:style-name="T3">cars_schema</text:span>=<text:span text:style-name="T19">CarSchema</text:span>(<text:span text:style-name="T3">many</text:span>=<text:span text:style-name="T13">True</text:span>)</text:p>
      <text:p text:style-name="P48"/>
      <text:p text:style-name="P20"/>
      <text:p text:style-name="P24">this code in <text:s/>apps.py</text:p>
      <text:p text:style-name="P24"/>
      <text:p text:style-name="P24"><text:span text:style-name="T1">from</text:span> flask_sqlalchemy <text:span text:style-name="T1">import</text:span> SQLAlchemy <text:span text:style-name="T12"># new</text:span></text:p>
      <text:p text:style-name="P1"><text:span text:style-name="T1">from</text:span> flask_marshmallow <text:span text:style-name="T1">import</text:span> Marshmallow</text:p>
      <text:p text:style-name="P1"><text:span text:style-name="T1">from</text:span> flask_migrate <text:span text:style-name="T1">import</text:span> Migrate</text:p>
      <text:p text:style-name="P1"><text:span text:style-name="T1">from</text:span> flask <text:span text:style-name="T1">import</text:span> Flask ,request</text:p>
      <text:p text:style-name="P1"><text:span text:style-name="T3">flaskAppInstance</text:span> = Flask(<text:span text:style-name="T3">__name__</text:span>)</text:p>
      <text:p text:style-name="P40"/>
      <text:p text:style-name="P1"><text:span text:style-name="T1">if</text:span> <text:span text:style-name="T3">__name__</text:span> == <text:span text:style-name="T9">'__main__'</text:span>:</text:p>
      <text:p text:style-name="P1"><text:span text:style-name="T1">from</text:span> <text:span text:style-name="T19">api</text:span> <text:span text:style-name="T1">import</text:span> *</text:p>
      <text:p text:style-name="P1"><text:span text:style-name="T3">flaskAppInstance</text:span>.run(<text:span text:style-name="T3">host</text:span>=<text:span text:style-name="T9">'127.0.0.1'</text:span>,<text:span text:style-name="T3">port</text:span>=<text:span text:style-name="T27">8000</text:span>, <text:span text:style-name="T3">debug</text:span>=<text:span text:style-name="T13">True</text:span>, <text:span text:style-name="T3">use_reloader</text:span>=<text:span text:style-name="T13">True</text:span>)</text:p>
      <text:p text:style-name="P24"/>
      <text:p text:style-name="P6"/>
      <text:p text:style-name="P6"/>
      <text:p text:style-name="P6"/>
      <text:p text:style-name="P23">now we creating an api using views.py</text:p>
      <text:p text:style-name="P23"/>
      <text:p text:style-name="P23"><text:span text:style-name="T1">from</text:span> flask_restful <text:span text:style-name="T1">import</text:span> Api, Resource</text:p>
      <text:p text:style-name="P23"/>
      <text:p text:style-name="P23"/>
      <text:p text:style-name="P25"><text:span text:style-name="T14">class</text:span><text:span text:style-name="T56"> </text:span><text:span text:style-name="T21">PostListResource</text:span><text:span text:style-name="T56">(</text:span><text:span text:style-name="T21">Resource</text:span><text:span text:style-name="T56">):#from creating an api it should be child resource </text:span></text:p>
      <text:p text:style-name="P1"><text:span text:style-name="T13"><text:s text:c="10"/>def</text:span> <text:span text:style-name="T28">get</text:span>(<text:span text:style-name="T3">self</text:span>):</text:p>
      <text:p text:style-name="P1"><text:span text:style-name="T3"><text:s text:c="16"/>posts</text:span> = <text:span text:style-name="T19">Post</text:span>.query.all()</text:p>
      <text:p text:style-name="P1"><text:span text:style-name="T1"><text:s text:c="16"/>return</text:span> <text:span text:style-name="T3">post_schema</text:span>.dump(<text:span text:style-name="T3">posts</text:span>,<text:span text:style-name="T3">many</text:span>=<text:span text:style-name="T13">True</text:span>)</text:p>
      <text:p text:style-name="P1"/>
      <text:p text:style-name="P1"><text:s text:c="10"/><text:span text:style-name="T13">def</text:span> <text:span text:style-name="T28">post</text:span>(<text:span text:style-name="T3">self</text:span>,):</text:p>
      <text:p text:style-name="P39"># if 'email' in session:</text:p>
      <text:p text:style-name="P1"><text:span text:style-name="T3"><text:s text:c="18"/>new_post</text:span> = <text:span text:style-name="T19">Post</text:span>(</text:p>
      <text:p text:style-name="P1"><text:span text:style-name="T3"><text:s text:c="19"/>titles</text:span>=request.json[<text:span text:style-name="T9">'title'</text:span>],</text:p>
      <text:p text:style-name="P1"><text:span text:style-name="T3"><text:s text:c="19"/>content</text:span>=request.json[<text:span text:style-name="T9">'content'</text:span>]</text:p>
      <text:p text:style-name="P1"><text:s text:c="20"/>)</text:p>
      <text:p text:style-name="P1"><text:span text:style-name="T3"><text:s text:c="19"/>db</text:span>.session.add(<text:span text:style-name="T3">new_post</text:span>)</text:p>
      <text:p text:style-name="P1"><text:span text:style-name="T3"><text:s text:c="19"/>db</text:span>.session.commit()</text:p>
      <text:p text:style-name="P1"><text:span text:style-name="T1"><text:s text:c="19"/>return</text:span> <text:span text:style-name="T3">post_schema</text:span>.dump(<text:span text:style-name="T3">new_post</text:span>)</text:p>
      <text:p text:style-name="P1"/>
      <text:p text:style-name="P1"><text:soft-page-break/></text:p>
      <text:p text:style-name="P24">for access this api we have to make object of Api <text:s/>and register it </text:p>
      <text:p text:style-name="P24"/>
      <text:p text:style-name="P26"><text:span text:style-name="T3">api</text:span>=Api(<text:span text:style-name="T3">flaskAppInstance</text:span>) <text:s/># flaskAppInstance is the reference of Flask which we make in apps.py</text:p>
      <text:p text:style-name="P26"/>
      <text:p text:style-name="P26">End an endpoint by using which we can access this</text:p>
      <text:p text:style-name="P26"/>
      <text:p text:style-name="P26"><text:span text:style-name="T3">api</text:span>.add_resource(<text:span text:style-name="T19">PostListResource</text:span>, <text:span text:style-name="T9">'/post'</text:span>)</text:p>
      <text:p text:style-name="P26"/>
      <text:p text:style-name="P26"/>
      <text:p text:style-name="P27">using 127.0.0.1:5000/post</text:p>
      <text:p text:style-name="P28"/>
      <text:p text:style-name="P28">Headers==&gt;</text:p>
      <text:p text:style-name="P28">Key <text:s text:c="50"/>value</text:p>
      <text:p text:style-name="P28"/>
      <text:p text:style-name="P28">content-type <text:s text:c="36"/>application/json</text:p>
      <text:p text:style-name="P28"/>
      <text:p text:style-name="P28">in body in raw==&gt;</text:p>
      <text:p text:style-name="P28">{</text:p>
      <text:p text:style-name="P49"><text:span text:style-name="T57">"title"</text:span>:<text:span text:style-name="T58">"python"</text:span>,</text:p>
      <text:p text:style-name="P49"><text:span text:style-name="T57">"content"</text:span>:<text:span text:style-name="T58">"python"</text:span></text:p>
      <text:p text:style-name="P49">}</text:p>
      <text:p text:style-name="P28"/>
      <text:p text:style-name="P28"/>
      <text:p text:style-name="P50"><text:span text:style-name="T51">now using get with same url we get all data</text:span><text:span text:style-name="T50"> </text:span></text:p>
      <text:p text:style-name="P27"/>
      <text:p text:style-name="P27"/>
      <text:p text:style-name="P29">now we update and get data based on id</text:p>
      <text:p text:style-name="P2"><text:span text:style-name="T15">class</text:span><text:span text:style-name="T59"> </text:span><text:span text:style-name="T22">PostResource</text:span><text:span text:style-name="T59">(</text:span><text:span text:style-name="T22">Resource</text:span><text:span text:style-name="T59">):</text:span></text:p>
      <text:p text:style-name="P1"><text:span text:style-name="T13"><text:s text:c="11"/>def</text:span> <text:span text:style-name="T28">get</text:span>(<text:span text:style-name="T3">self</text:span>, <text:span text:style-name="T3">post_id</text:span>):</text:p>
      <text:p text:style-name="P1"><text:span text:style-name="T28"><text:s text:c="13"/></text:span><text:span text:style-name="T3">post</text:span> = <text:span text:style-name="T19">Post</text:span>.query.get_or_404(<text:span text:style-name="T3">post_id</text:span>)</text:p>
      <text:p text:style-name="P1"><text:span text:style-name="T1"><text:s text:c="13"/>return</text:span> <text:span text:style-name="T3">post_schema</text:span>.dump(<text:span text:style-name="T3">post</text:span>)</text:p>
      <text:p text:style-name="P39"/>
      <text:p text:style-name="P1"><text:span text:style-name="T13">def</text:span> <text:span text:style-name="T28">patch</text:span>(<text:span text:style-name="T3">self</text:span>, <text:span text:style-name="T3">post_id</text:span>):</text:p>
      <text:p text:style-name="P40"><text:span text:style-name="T7"><text:s text:c="13"/>post</text:span><text:span text:style-name="T48"> = </text:span><text:span text:style-name="T23">Post</text:span><text:span text:style-name="T48">.query.get_or_404(</text:span><text:span text:style-name="T7">post_id</text:span><text:span text:style-name="T48">)</text:span></text:p>
      <text:p text:style-name="P1"><text:span text:style-name="T1"><text:s text:c="13"/>if</text:span> <text:span text:style-name="T9">'titles'</text:span> <text:span text:style-name="T13">in</text:span> request.json:</text:p>
      <text:p text:style-name="P1"><text:span text:style-name="T3"><text:s text:c="18"/>post</text:span>.title = request.json[<text:span text:style-name="T9">'title'</text:span>]</text:p>
      <text:p text:style-name="P1"><text:span text:style-name="T1"><text:s text:c="13"/>if</text:span> <text:span text:style-name="T9">'content'</text:span> <text:span text:style-name="T13">in</text:span> request.json:</text:p>
      <text:p text:style-name="P40"><text:span text:style-name="T7"><text:s text:c="18"/>post</text:span><text:span text:style-name="T48">.content = request.json[</text:span><text:span text:style-name="T11">'content'</text:span><text:span text:style-name="T48">]</text:span></text:p>
      <text:p text:style-name="P1"><text:span text:style-name="T3"><text:s text:c="13"/>db</text:span>.session.commit()</text:p>
      <text:p text:style-name="P1"><text:span text:style-name="T1"><text:s text:c="13"/>return</text:span> <text:span text:style-name="T3">post_schema</text:span>.dump(<text:span text:style-name="T3">post</text:span>)</text:p>
      <text:p text:style-name="P1"/>
      <text:p text:style-name="P1"><text:span text:style-name="T13">def</text:span> <text:span text:style-name="T28">delete</text:span>(<text:span text:style-name="T3">self</text:span>, <text:span text:style-name="T3">post_id</text:span>):</text:p>
      <text:p text:style-name="P1"><text:span text:style-name="T3"><text:s text:c="11"/>post</text:span> = <text:span text:style-name="T19">Post</text:span>.query.get_or_404(<text:span text:style-name="T3">post_id</text:span>)</text:p>
      <text:p text:style-name="P1"><text:span text:style-name="T3"><text:s text:c="11"/>db</text:span>.session.delete(<text:span text:style-name="T3">post</text:span>)</text:p>
      <text:p text:style-name="P1"><text:span text:style-name="T3"><text:s text:c="11"/>db</text:span>.session.commit()</text:p>
      <text:p text:style-name="P1"><text:soft-page-break/><text:span text:style-name="T1"><text:s text:c="11"/>return</text:span> <text:span text:style-name="T9">'data delete successfully'</text:span></text:p>
      <text:p text:style-name="P1"/>
      <text:p text:style-name="P30">end point==&gt;</text:p>
      <text:p text:style-name="P30"><text:span text:style-name="T3">api</text:span>.add_resource(<text:span text:style-name="T19">PostResource</text:span>, <text:span text:style-name="T9">'/posts/&lt;int:post_id&gt;'</text:span>)</text:p>
      <text:p text:style-name="P30"/>
      <text:p text:style-name="P30">using postman and also</text:p>
      <text:p text:style-name="P27"/>
      <text:p text:style-name="P23"/>
      <text:p text:style-name="P6"/>
      <text:p text:style-name="P52">Now we register a user==&gt;</text:p>
      <text:p text:style-name="P31"><text:span text:style-name="T13">class</text:span> <text:span text:style-name="T19">UserRegister</text:span>(<text:span text:style-name="T19">Resource</text:span>):</text:p>
      <text:p text:style-name="P39"/>
      <text:p text:style-name="P1"><text:span text:style-name="T13">def</text:span> <text:span text:style-name="T28">post</text:span>(<text:span text:style-name="T3">self</text:span>):</text:p>
      <text:p text:style-name="P1"><text:span text:style-name="T3"><text:s text:c="8"/>user</text:span>=<text:span text:style-name="T19">Register</text:span>.query.filter_by(<text:span text:style-name="T3">email</text:span>=request.json[<text:span text:style-name="T9">'email'</text:span>]).first()</text:p>
      <text:p text:style-name="P1"><text:span text:style-name="T1"><text:s text:c="8"/>if</text:span> <text:span text:style-name="T3">user</text:span>:</text:p>
      <text:p text:style-name="P1"><text:span text:style-name="T1"><text:s text:c="13"/>return</text:span> jsonify({<text:span text:style-name="T9">'message'</text:span> : <text:span text:style-name="T9">'please choose a unique email'</text:span>})</text:p>
      <text:p text:style-name="P1"><text:span text:style-name="T1"><text:s text:c="8"/>else</text:span>:</text:p>
      <text:p text:style-name="P1"><text:span text:style-name="T3"><text:s text:c="13"/>password</text:span>=generate_password_hash(request.json[<text:span text:style-name="T9">'password'</text:span>])<text:span text:style-name="T12">#sconvert password in hash format</text:span></text:p>
      <text:p text:style-name="P1"><text:span text:style-name="T3"><text:s text:c="13"/>user_register</text:span>=<text:span text:style-name="T19">Register</text:span>(<text:span text:style-name="T3">email</text:span>=request.json[<text:span text:style-name="T9">'email'</text:span>],</text:p>
      <text:p text:style-name="P1"><text:span text:style-name="T3"><text:s text:c="13"/>public_id</text:span>=<text:span text:style-name="T19">str</text:span>(<text:span text:style-name="T19">uuid</text:span>.<text:span text:style-name="T28">uuid4</text:span>()),</text:p>
      <text:p text:style-name="P1"><text:span text:style-name="T3"><text:s text:c="13"/>password</text:span>=<text:span text:style-name="T3">password</text:span>,<text:span text:style-name="T3">first_name</text:span>=request.json[<text:span text:style-name="T9">'first_name'</text:span>],</text:p>
      <text:p text:style-name="P1"><text:span text:style-name="T3"><text:s text:c="13"/>last_name</text:span>=request.json[<text:span text:style-name="T9">'last_name'</text:span>])</text:p>
      <text:p text:style-name="P1"><text:span text:style-name="T3"><text:s text:c="13"/>db</text:span>.session.add(<text:span text:style-name="T3">user_register</text:span>)</text:p>
      <text:p text:style-name="P1"><text:span text:style-name="T3"><text:s text:c="13"/>db</text:span>.session.commit()</text:p>
      <text:p text:style-name="P1"><text:span text:style-name="T1"><text:s text:c="13"/>return</text:span> <text:span text:style-name="T9">"user registered successfully"</text:span></text:p>
      <text:p text:style-name="P53"/>
      <text:p text:style-name="P54">endpoint is==&gt;</text:p>
      <text:p text:style-name="P32"><text:span text:style-name="T3">api</text:span>.add_resource(<text:span text:style-name="T19">UserRegister</text:span>,<text:span text:style-name="T9">'/userregister'</text:span>)</text:p>
      <text:p text:style-name="P32"/>
      <text:p text:style-name="P32"/>
      <text:p text:style-name="P32"/>
      <text:p text:style-name="P33">now we login using session==&gt;</text:p>
      <text:p text:style-name="P33">in session here we store value of email and use on all apis means email stored in session then only user can access otherwise not </text:p>
      <text:p text:style-name="P33"/>
      <text:p text:style-name="P33"/>
      <text:p text:style-name="P33"><text:span text:style-name="T13">class</text:span> <text:span text:style-name="T19">UserLogin</text:span>(<text:span text:style-name="T19">Resource</text:span>):</text:p>
      <text:p text:style-name="P1"><text:span text:style-name="T13"><text:s text:c="9"/>def</text:span> <text:span text:style-name="T28">get</text:span>(<text:span text:style-name="T3">self</text:span>,<text:span text:style-name="T3">email</text:span>,<text:span text:style-name="T3">password</text:span>):</text:p>
      <text:p text:style-name="P1"><text:span text:style-name="T3"><text:s text:c="19"/>user</text:span>=<text:span text:style-name="T19">Register</text:span>.query.filter_by(<text:span text:style-name="T3">email</text:span>=<text:span text:style-name="T3">email</text:span>).first()</text:p>
      <text:p text:style-name="P1"><text:span text:style-name="T1"><text:s text:c="19"/>if</text:span> <text:span text:style-name="T3">user</text:span>:</text:p>
      <text:p text:style-name="P1"><text:span text:style-name="T1"><text:s text:c="24"/>If</text:span> check_password_hash(<text:span text:style-name="T3">user</text:span>.password,<text:span text:style-name="T3">password</text:span>):</text:p>
      <text:p text:style-name="P1"><text:s text:c="24"/>session[<text:span text:style-name="T9">'email'</text:span>]=request.json[<text:span text:style-name="T9">'email'</text:span>] <text:span text:style-name="T61"># so at time of login here we store email in key email in session</text:span></text:p>
      <text:p text:style-name="P1"><text:span text:style-name="T1"><text:s text:c="24"/>return</text:span> jsonify({<text:span text:style-name="T9">"user login successfully"</text:span>:session[<text:span text:style-name="T9">'email'</text:span>]})</text:p>
      <text:p text:style-name="P1"><text:span text:style-name="T1"><text:s text:c="24"/>else</text:span>:</text:p>
      <text:p text:style-name="P1"><text:span text:style-name="T1"><text:s text:c="31"/>return</text:span> <text:span text:style-name="T9">"invalid password"</text:span></text:p>
      <text:p text:style-name="P1"><text:span text:style-name="T1"><text:s text:c="18"/>else</text:span>:</text:p>
      <text:p text:style-name="P1"><text:soft-page-break/><text:span text:style-name="T1"><text:s text:c="25"/>return</text:span> <text:span text:style-name="T9">"invalid user"</text:span></text:p>
      <text:p text:style-name="P40"/>
      <text:p text:style-name="P1"><text:span text:style-name="T13">class</text:span> <text:span text:style-name="T19">UserLogut</text:span>(<text:span text:style-name="T19">Resource</text:span>):</text:p>
      <text:p text:style-name="P1"/>
      <text:p text:style-name="P1"><text:span text:style-name="T13"><text:s text:c="15"/>def</text:span> <text:span text:style-name="T28">get</text:span>(<text:span text:style-name="T3">self</text:span>):</text:p>
      <text:p text:style-name="P1"><text:span text:style-name="T1"><text:s text:c="21"/>if</text:span> <text:span text:style-name="T9">'email'</text:span> <text:span text:style-name="T13">in</text:span> session:</text:p>
      <text:p text:style-name="P1"><text:s text:c="27"/>session.pop(<text:span text:style-name="T9">'email'</text:span>, <text:span text:style-name="T13">None</text:span>) <text:s/><text:span text:style-name="T62">#here we remove email from session</text:span></text:p>
      <text:p text:style-name="P1"><text:span text:style-name="T1"><text:s text:c="21"/>return</text:span> jsonify({<text:span text:style-name="T9">'message'</text:span> : <text:span text:style-name="T9">'You successfully logged out'</text:span>})</text:p>
      <text:p text:style-name="P33"/>
      <text:p text:style-name="P33"/>
      <text:p text:style-name="P33"/>
      <text:p text:style-name="P33"/>
      <text:p text:style-name="P33"/>
      <text:p text:style-name="P3"><text:span text:style-name="T16">class</text:span><text:span text:style-name="T60"> </text:span><text:span text:style-name="T24">PostListResource</text:span><text:span text:style-name="T60">(</text:span><text:span text:style-name="T24">Resource</text:span><text:span text:style-name="T60">):</text:span></text:p>
      <text:p text:style-name="P1"><text:span text:style-name="T13"><text:s text:c="7"/>def</text:span> <text:span text:style-name="T28">get</text:span>(<text:span text:style-name="T3">self</text:span>):</text:p>
      <text:p text:style-name="P1"><text:span text:style-name="T1"><text:s text:c="12"/>if</text:span> <text:span text:style-name="T9">'email'</text:span> <text:span text:style-name="T13">in</text:span> session:</text:p>
      <text:p text:style-name="P1"><text:span text:style-name="T3"><text:s text:c="16"/>posts</text:span> = <text:span text:style-name="T19">Post</text:span>.query.all()</text:p>
      <text:p text:style-name="P1"><text:span text:style-name="T1"><text:s text:c="16"/>return</text:span> <text:span text:style-name="T3">post_schema</text:span>.dump(<text:span text:style-name="T3">posts</text:span>,<text:span text:style-name="T3">many</text:span>=<text:span text:style-name="T13">True</text:span>)</text:p>
      <text:p text:style-name="P1"><text:span text:style-name="T1"><text:s text:c="12"/>else</text:span>:</text:p>
      <text:p text:style-name="P1"><text:span text:style-name="T1"><text:s text:c="16"/>return</text:span> <text:span text:style-name="T9">"please login "</text:span></text:p>
      <text:p text:style-name="P53"/>
      <text:p text:style-name="P1"><text:span text:style-name="T13"><text:s text:c="6"/>def</text:span> <text:span text:style-name="T28">post</text:span>(<text:span text:style-name="T3">self</text:span>):</text:p>
      <text:p text:style-name="P1"><text:span text:style-name="T1"><text:s text:c="13"/>if</text:span> <text:span text:style-name="T9">'email'</text:span> <text:span text:style-name="T13">in</text:span> session: </text:p>
      <text:p text:style-name="P1"><text:span text:style-name="T3"><text:s text:c="21"/>new_post</text:span> = <text:span text:style-name="T19">Post</text:span>(<text:span text:style-name="T3">titles</text:span>=request.json[<text:span text:style-name="T9">'title'</text:span>],<text:span text:style-name="T3">content</text:span>=request.json[<text:span text:style-name="T9">'content'</text:span>])</text:p>
      <text:p text:style-name="P1"><text:span text:style-name="T3"><text:s text:c="21"/>db</text:span>.session.add(<text:span text:style-name="T3">new_post</text:span>)</text:p>
      <text:p text:style-name="P1"><text:span text:style-name="T3"><text:s text:c="21"/>db</text:span>.session.commit()</text:p>
      <text:p text:style-name="P1"><text:span text:style-name="T1"><text:s text:c="20"/>return</text:span> <text:span text:style-name="T3">post_schema</text:span>.dump(<text:span text:style-name="T3">new_post</text:span>)</text:p>
      <text:p text:style-name="P1"><text:span text:style-name="T1"><text:s text:c="13"/>else</text:span>:</text:p>
      <text:p text:style-name="P1"><text:span text:style-name="T1"><text:s text:c="18"/>return</text:span> <text:span text:style-name="T9">"please login"</text:span></text:p>
      <text:p text:style-name="P33"/>
      <text:p text:style-name="P54"/>
      <text:p text:style-name="P34"><text:span text:style-name="T17">class</text:span><text:span text:style-name="T63"> </text:span><text:span text:style-name="T25">PostResource</text:span><text:span text:style-name="T63">(</text:span><text:span text:style-name="T25">Resource</text:span><text:span text:style-name="T63">):</text:span></text:p>
      <text:p text:style-name="P1"><text:span text:style-name="T13"><text:s text:c="13"/>def</text:span> <text:span text:style-name="T28">get</text:span>(<text:span text:style-name="T3">self</text:span>, <text:span text:style-name="T3">post_id</text:span>):</text:p>
      <text:p text:style-name="P1"><text:span text:style-name="T1"><text:s text:c="21"/>if</text:span> <text:span text:style-name="T9">'email'</text:span> <text:span text:style-name="T13">in</text:span> session:</text:p>
      <text:p text:style-name="P1"><text:span text:style-name="T3"><text:s text:c="30"/>post</text:span> = <text:span text:style-name="T19">Post</text:span>.query.get_or_404(<text:span text:style-name="T3">post_id</text:span>)</text:p>
      <text:p text:style-name="P1"><text:span text:style-name="T1"><text:s text:c="30"/>return</text:span> <text:span text:style-name="T3">post_schema</text:span>.dump(<text:span text:style-name="T3">post</text:span>)</text:p>
      <text:p text:style-name="P1"><text:span text:style-name="T1"><text:s text:c="20"/>else</text:span>:</text:p>
      <text:p text:style-name="P1"><text:span text:style-name="T1"><text:s text:c="27"/>return</text:span> <text:span text:style-name="T9">'please login'</text:span></text:p>
      <text:p text:style-name="P39"/>
      <text:p text:style-name="P1"><text:span text:style-name="T13"><text:s text:c="12"/>def</text:span> <text:span text:style-name="T28">patch</text:span>(<text:span text:style-name="T3">self</text:span>, <text:span text:style-name="T3">post_id</text:span>):</text:p>
      <text:p text:style-name="P1"><text:span text:style-name="T1"><text:s text:c="21"/>if</text:span> <text:span text:style-name="T9">'email'</text:span> <text:span text:style-name="T13">in</text:span> session:</text:p>
      <text:p text:style-name="P1"><text:span text:style-name="T3"><text:s text:c="30"/>post</text:span> = <text:span text:style-name="T19">Post</text:span>.query.get_or_404(<text:span text:style-name="T3">post_id</text:span>)</text:p>
      <text:p text:style-name="P40"/>
      <text:p text:style-name="P1"><text:span text:style-name="T1"><text:s text:c="30"/>if</text:span> <text:span text:style-name="T9">'titles'</text:span> <text:span text:style-name="T13">in</text:span> request.json:</text:p>
      <text:p text:style-name="P1"><text:span text:style-name="T3"><text:s text:c="36"/>post</text:span>.title = request.json[<text:span text:style-name="T9">'title'</text:span>]</text:p>
      <text:p text:style-name="P1"><text:span text:style-name="T1"><text:s text:c="30"/>if</text:span> <text:span text:style-name="T9">'content'</text:span> <text:span text:style-name="T13">in</text:span> request.json:</text:p>
      <text:p text:style-name="P1"><text:span text:style-name="T3"><text:s text:c="36"/>post</text:span>.content = request.json[<text:span text:style-name="T9">'content'</text:span>]</text:p>
      <text:p text:style-name="P40"><text:soft-page-break/></text:p>
      <text:p text:style-name="P1"><text:span text:style-name="T3"><text:s text:c="29"/>db</text:span>.session.commit()</text:p>
      <text:p text:style-name="P1"><text:span text:style-name="T1"><text:s text:c="29"/>return</text:span> <text:span text:style-name="T3">post_schema</text:span>.dump(<text:span text:style-name="T3">post</text:span>)</text:p>
      <text:p text:style-name="P1"><text:span text:style-name="T1"><text:s text:c="18"/>else</text:span>:</text:p>
      <text:p text:style-name="P1"><text:span text:style-name="T1"><text:s text:c="25"/>return</text:span> <text:span text:style-name="T9">'please login'</text:span></text:p>
      <text:p text:style-name="P39"/>
      <text:p text:style-name="P39"/>
      <text:p text:style-name="P1"><text:span text:style-name="T13">def</text:span> <text:span text:style-name="T28">delete</text:span>(<text:span text:style-name="T3">self</text:span>, <text:span text:style-name="T3">post_id</text:span>):</text:p>
      <text:p text:style-name="P1"><text:span text:style-name="T1"><text:s text:c="11"/>if</text:span> <text:span text:style-name="T9">'email'</text:span> <text:span text:style-name="T13">in</text:span> session:</text:p>
      <text:p text:style-name="P1"><text:span text:style-name="T3"><text:s text:c="21"/>post</text:span> = <text:span text:style-name="T19">Post</text:span>.query.get_or_404(<text:span text:style-name="T3">post_id</text:span>)</text:p>
      <text:p text:style-name="P1"><text:span text:style-name="T3"><text:s text:c="21"/>db</text:span>.session.delete(<text:span text:style-name="T3">post</text:span>)</text:p>
      <text:p text:style-name="P1"><text:span text:style-name="T3"><text:s text:c="21"/>db</text:span>.session.commit()</text:p>
      <text:p text:style-name="P1"><text:span text:style-name="T1"><text:s text:c="21"/>return</text:span> <text:span text:style-name="T9">'data delete successfully'</text:span></text:p>
      <text:p text:style-name="P1"><text:span text:style-name="T1"><text:s text:c="10"/>else</text:span>:</text:p>
      <text:p text:style-name="P1"><text:span text:style-name="T1"><text:s text:c="17"/>return</text:span> <text:span text:style-name="T9">'please login'</text:span></text:p>
      <text:p text:style-name="P52"/>
      <text:p text:style-name="P52"/>
      <text:p text:style-name="P52"/>
      <text:p text:style-name="P52"/>
      <text:p text:style-name="P55">this all about session==&gt;</text:p>
      <text:p text:style-name="P55"/>
      <text:p text:style-name="P55">Now we talk about swagger ui <text:span text:style-name="T64">and token auth</text:span> and use in flask</text:p>
      <text:p text:style-name="P55">pip3 install flask-apispec</text:p>
      <text:p text:style-name="P55"/>
      <text:p text:style-name="P35"><text:span text:style-name="T1">from</text:span> flask_apispec.views <text:span text:style-name="T1">import</text:span> MethodResource</text:p>
      <text:p text:style-name="P35"><text:span text:style-name="T1">import</text:span> jwt</text:p>
      <text:p text:style-name="P35"><text:span text:style-name="T1">from</text:span> flask_apispec <text:span text:style-name="T1">import</text:span> use_kwargs</text:p>
      <text:p text:style-name="P35"><text:span text:style-name="T1">from</text:span> apispec.ext.marshmallow <text:span text:style-name="T1">import</text:span> MarshmallowPlugin</text:p>
      <text:p text:style-name="P1"><text:span text:style-name="T1">from</text:span> flask_apispec.extension <text:span text:style-name="T1">import</text:span> FlaskApiSpec</text:p>
      <text:p text:style-name="P1"><text:span text:style-name="T1">from</text:span> flask_cors <text:span text:style-name="T1">import</text:span> CORS</text:p>
      <text:p text:style-name="P35"/>
      <text:p text:style-name="P35"/>
      <text:p text:style-name="P35"><text:span text:style-name="T3">flaskAppInstance</text:span>.config[<text:span text:style-name="T9">'SECRET_KEY'</text:span>] = <text:span text:style-name="T9">'7503d534b05a4b288fa9e577a07ab35c'</text:span></text:p>
      <text:p text:style-name="P40"/>
      <text:p text:style-name="P1"><text:span text:style-name="T3">flaskAppInstance</text:span>.config[<text:span text:style-name="T9">'PERMANENT_SESSION_LIFETIME'</text:span>] = <text:span text:style-name="T19">timedelta</text:span>(<text:span text:style-name="T3">minutes</text:span>=<text:span text:style-name="T27">10</text:span>)</text:p>
      <text:p text:style-name="P1"/>
      <text:p text:style-name="P35">CORS(<text:span text:style-name="T3">flaskAppInstance</text:span>)</text:p>
      <text:p text:style-name="P40"/>
      <text:p text:style-name="P1"><text:span text:style-name="T3">flaskAppInstance</text:span>.config.update({</text:p>
      <text:p text:style-name="P1"><text:span text:style-name="T9">'APISPEC_SPEC'</text:span>: APISpec(</text:p>
      <text:p text:style-name="P1"><text:span text:style-name="T3">title</text:span>=<text:span text:style-name="T9">'Flask Project'</text:span>,</text:p>
      <text:p text:style-name="P1"><text:span text:style-name="T3">version</text:span>=<text:span text:style-name="T9">'v1'</text:span>,</text:p>
      <text:p text:style-name="P1"><text:span text:style-name="T3">plugins</text:span>=[MarshmallowPlugin()],</text:p>
      <text:p text:style-name="P1"><text:span text:style-name="T3">openapi_version</text:span>=<text:span text:style-name="T9">'2.0.0'</text:span></text:p>
      <text:p text:style-name="P1">),</text:p>
      <text:p text:style-name="P1"><text:span text:style-name="T9">'APISPEC_SWAGGER_URL'</text:span>: <text:span text:style-name="T9">'/swagger/'</text:span>, <text:span text:style-name="T12"># URI to access API Doc JSON </text:span></text:p>
      <text:p text:style-name="P1"><text:span text:style-name="T9">'APISPEC_SWAGGER_UI_URL'</text:span>: <text:span text:style-name="T9">'/'</text:span> <text:span text:style-name="T12"># URI to access UI of API Doc</text:span></text:p>
      <text:p text:style-name="P1">})</text:p>
      <text:p text:style-name="P40"/>
      <text:p text:style-name="P1"><text:soft-page-break/><text:span text:style-name="T3">docs</text:span>=FlaskApiSpec(<text:span text:style-name="T3">flaskAppInstance</text:span>)</text:p>
      <text:p text:style-name="P35"/>
      <text:p text:style-name="P55"/>
      <text:p text:style-name="P58"/>
      <text:p text:style-name="P59">#checking for toking</text:p>
      <text:p text:style-name="P35"><text:span text:style-name="T13">def</text:span> <text:span text:style-name="T28">token_required</text:span>(<text:span text:style-name="T3">f</text:span>):</text:p>
      <text:p text:style-name="P1"><text:span text:style-name="T28"><text:s text:c="9"/>@wraps</text:span>(<text:span text:style-name="T3">f</text:span>)</text:p>
      <text:p text:style-name="P1"><text:span text:style-name="T13"><text:s text:c="9"/>def</text:span> <text:span text:style-name="T28">decorated</text:span>(<text:span text:style-name="T3">current_user</text:span>,*<text:span text:style-name="T3">args</text:span>,**<text:span text:style-name="T3">kwargs</text:span>):</text:p>
      <text:p text:style-name="P1"><text:span text:style-name="T3"><text:s text:c="20"/>token</text:span>=<text:span text:style-name="T13">None</text:span></text:p>
      <text:p text:style-name="P1"><text:span text:style-name="T1"><text:s text:c="20"/>if</text:span> <text:span text:style-name="T9">'x-access-token'</text:span> <text:span text:style-name="T13">in</text:span> request.headers:</text:p>
      <text:p text:style-name="P1"><text:span text:style-name="T3"><text:s text:c="31"/>token</text:span>=request.headers[<text:span text:style-name="T9">'x-access-token'</text:span>]</text:p>
      <text:p text:style-name="P1"><text:span text:style-name="T1"><text:s text:c="20"/>if</text:span> <text:span text:style-name="T13">not</text:span> <text:span text:style-name="T3">token</text:span>:</text:p>
      <text:p text:style-name="P1"><text:span text:style-name="T1"><text:s text:c="31"/>return</text:span> jsonify({<text:span text:style-name="T9">'message'</text:span>:<text:span text:style-name="T9">'token is missing'</text:span>})</text:p>
      <text:p text:style-name="P1"><text:span text:style-name="T1"><text:s text:c="20"/>try</text:span>:</text:p>
      <text:p text:style-name="P1"><text:span text:style-name="T3"><text:s text:c="8"/>data</text:span>=<text:span text:style-name="T19">jwt</text:span>.decode(<text:span text:style-name="T3">token</text:span>,<text:span text:style-name="T3">flaskAppInstance</text:span>.config[<text:span text:style-name="T9">'SECRET_KEY'</text:span>],<text:span text:style-name="T3">algorithms</text:span>=[<text:span text:style-name="T9">"HS256"</text:span>])</text:p>
      <text:p text:style-name="P1"><text:span text:style-name="T3"><text:s text:c="20"/>current_user</text:span>=<text:span text:style-name="T19">Register</text:span>.query.filter_by(<text:span text:style-name="T3">public_id</text:span>=<text:span text:style-name="T3">data</text:span>[<text:span text:style-name="T9">'public_id'</text:span>]).first()</text:p>
      <text:p text:style-name="P1"><text:span text:style-name="T1"><text:s text:c="19"/>except</text:span>:</text:p>
      <text:p text:style-name="P1"><text:span text:style-name="T1"><text:s text:c="30"/>return</text:span> jsonify({<text:span text:style-name="T9">'message'</text:span>:<text:span text:style-name="T9">'token is invalid'</text:span>})</text:p>
      <text:p text:style-name="P1"><text:span text:style-name="T1"><text:s text:c="19"/>return</text:span> <text:span text:style-name="T3">f</text:span>(<text:span text:style-name="T3">current_user</text:span>,*<text:span text:style-name="T3">args</text:span>,**<text:span text:style-name="T3">kwargs</text:span>)</text:p>
      <text:p text:style-name="P1"><text:span text:style-name="T1"><text:s text:c="9"/>return</text:span> <text:span text:style-name="T28">decorated</text:span></text:p>
      <text:p text:style-name="P60"/>
      <text:p text:style-name="P60"/>
      <text:p text:style-name="P60"/>
      <text:p text:style-name="P1"><text:span text:style-name="T28">//</text:span><text:span text:style-name="T29">now remember class should child of method resource and resource where method resource for swagger and resource for api</text:span></text:p>
      <text:p text:style-name="P62"/>
      <text:p text:style-name="P62"/>
      <text:p text:style-name="P1"><text:span text:style-name="T18">class</text:span><text:span text:style-name="T65"> </text:span><text:span text:style-name="T26">UserLogin</text:span><text:span text:style-name="T65">(</text:span><text:span text:style-name="T26">MethodResource</text:span><text:span text:style-name="T65">,</text:span><text:span text:style-name="T26">Resource</text:span><text:span text:style-name="T65">):</text:span></text:p>
      <text:p text:style-name="P1"><text:span text:style-name="T13"><text:s text:c="15"/>def</text:span> <text:span text:style-name="T28">get</text:span>(<text:span text:style-name="T3">self</text:span>,<text:span text:style-name="T3">email</text:span>,<text:span text:style-name="T3">password</text:span>):</text:p>
      <text:p text:style-name="P1"><text:span text:style-name="T3"><text:s text:c="19"/>user</text:span>=<text:span text:style-name="T19">Register</text:span>.query.filter_by(<text:span text:style-name="T3">email</text:span>=<text:span text:style-name="T3">email</text:span>).first()</text:p>
      <text:p text:style-name="P1"><text:span text:style-name="T1"><text:s text:c="19"/>if</text:span> <text:span text:style-name="T3">user</text:span>:</text:p>
      <text:p text:style-name="P1"><text:span text:style-name="T1"><text:s text:c="23"/>if</text:span> check_password_hash(<text:span text:style-name="T3">user</text:span>.password,<text:span text:style-name="T3">password</text:span>):</text:p>
      <text:p text:style-name="P1"><text:span text:style-name="T3"><text:s text:c="35"/>token</text:span>=<text:span text:style-name="T19">jwt</text:span>.encode({<text:span text:style-name="T9">'public_id'</text:span>:<text:span text:style-name="T3">user</text:span>.public_id,</text:p>
      <text:p text:style-name="P1"><text:span text:style-name="T9"><text:s text:c="35"/>'exp'</text:span>:<text:span text:style-name="T19">datetime</text:span>.<text:span text:style-name="T28">utcnow</text:span>() + <text:span text:style-name="T19">timedelta</text:span>(<text:span text:style-name="T3">minutes</text:span> = <text:span text:style-name="T27">15</text:span>)},</text:p>
      <text:p text:style-name="P1"><text:span text:style-name="T3"><text:s text:c="35"/>flaskAppInstance</text:span>.config[<text:span text:style-name="T9">'SECRET_KEY'</text:span>])</text:p>
      <text:p text:style-name="P1"><text:span text:style-name="T1"><text:s text:c="35"/>return</text:span> jsonify({<text:span text:style-name="T9">'token'</text:span>:<text:span text:style-name="T3">token</text:span>.decode(<text:span text:style-name="T9">'UTF-8'</text:span>)})</text:p>
      <text:p text:style-name="P63"/>
      <text:p text:style-name="P1"><text:span text:style-name="T1"><text:s text:c="22"/>else</text:span>:</text:p>
      <text:p text:style-name="P1"><text:span text:style-name="T1"><text:s text:c="29"/>return</text:span> <text:span text:style-name="T9">"invalid password"</text:span></text:p>
      <text:p text:style-name="P1"><text:span text:style-name="T1"><text:s text:c="17"/>else</text:span>:</text:p>
      <text:p text:style-name="P1"><text:span text:style-name="T1"><text:s text:c="21"/></text:span><text:span text:style-name="T2">s</text:span><text:span text:style-name="T1">return</text:span> <text:span text:style-name="T9">'invalid user'</text:span></text:p>
      <text:p text:style-name="P1"/>
      <text:p text:style-name="P62"/>
      <text:p text:style-name="P62"/>
      <text:p text:style-name="P1"><text:span text:style-name="T18">class</text:span><text:span text:style-name="T65"> </text:span><text:span text:style-name="T26">PostListResource</text:span><text:span text:style-name="T65">(</text:span><text:span text:style-name="T26">Resource</text:span><text:span text:style-name="T65">):</text:span></text:p>
      <text:p text:style-name="P1"><text:span text:style-name="T28"><text:s text:c="11"/>@token_required <text:s/></text:span><text:span text:style-name="T29"># means when we access a an api token is required</text:span></text:p>
      <text:p text:style-name="P1"><text:span text:style-name="T13"><text:s text:c="11"/>def</text:span> <text:span text:style-name="T28">get</text:span>(<text:span text:style-name="T3">self</text:span>):</text:p>
      <text:p text:style-name="P1"><text:span text:style-name="T3"><text:s text:c="20"/>posts</text:span> = <text:span text:style-name="T19">Post</text:span>.query.all()</text:p>
      <text:p text:style-name="P1"><text:soft-page-break/><text:span text:style-name="T1"><text:s text:c="20"/>return</text:span> <text:span text:style-name="T3">post_schema</text:span>.dump(<text:span text:style-name="T3">posts</text:span>,<text:span text:style-name="T3">many</text:span>=<text:span text:style-name="T13">True</text:span>)</text:p>
      <text:p text:style-name="P53"/>
      <text:p text:style-name="P60"><text:s text:c="10"/>@token_required</text:p>
      <text:p text:style-name="P1"><text:span text:style-name="T28"><text:s text:c="10"/>@use_kwargs</text:span>({<text:span text:style-name="T9">'title'</text:span>:fields.Str(),<text:span text:style-name="T9">'content'</text:span>:fields.Str()})//<text:span text:style-name="T65">this provide schema in swagger for enter data</text:span></text:p>
      <text:p text:style-name="P4"><text:span text:style-name="T13"><text:s text:c="10"/>def</text:span> <text:span text:style-name="T28">post</text:span>(<text:span text:style-name="T3">self,**</text:span><text:span text:style-name="T8">kwargs</text:span>)://** <text:span text:style-name="T66">kwargs is compulsory when we post data using swagger</text:span></text:p>
      <text:p text:style-name="P4"><text:span text:style-name="T3"><text:s text:c="14"/>new_post</text:span> = <text:span text:style-name="T19">Post</text:span>(</text:p>
      <text:p text:style-name="P1"><text:span text:style-name="T3"><text:s text:c="14"/>titles</text:span>=request.json[<text:span text:style-name="T9">'title'</text:span>],</text:p>
      <text:p text:style-name="P1"><text:span text:style-name="T3"><text:s text:c="14"/>content</text:span>=request.json[<text:span text:style-name="T9">'content'</text:span>]</text:p>
      <text:p text:style-name="P1"><text:s text:c="15"/>)</text:p>
      <text:p text:style-name="P1"><text:span text:style-name="T3"><text:s text:c="14"/>db</text:span>.session.add(<text:span text:style-name="T3">new_post</text:span>)</text:p>
      <text:p text:style-name="P1"><text:span text:style-name="T3"><text:s text:c="14"/>db</text:span>.session.commit()</text:p>
      <text:p text:style-name="P1"><text:span text:style-name="T1"><text:s text:c="14"/>return</text:span> <text:span text:style-name="T3">post_schema</text:span>.dump(<text:span text:style-name="T3">new_post</text:span>)</text:p>
      <text:p text:style-name="P1"/>
      <text:p text:style-name="P1"/>
      <text:p text:style-name="P1"/>
      <text:p text:style-name="P60"/>
      <text:p text:style-name="P1"><text:span text:style-name="T13">class</text:span> <text:span text:style-name="T19">PostResource</text:span>(<text:span text:style-name="T66">MethodResource,</text:span><text:span text:style-name="T19">Resource</text:span>):</text:p>
      <text:p text:style-name="P60"><text:s text:c="8"/>@token_required</text:p>
      <text:p text:style-name="P1"><text:span text:style-name="T13"><text:s text:c="8"/>def</text:span> <text:span text:style-name="T28">get</text:span>(<text:span text:style-name="T3">self</text:span>, <text:span text:style-name="T3">post_id</text:span>):</text:p>
      <text:p text:style-name="P1"><text:span text:style-name="T3"><text:s text:c="12"/>post</text:span> = <text:span text:style-name="T19">Post</text:span>.query.get_or_404(<text:span text:style-name="T3">post_id</text:span>)</text:p>
      <text:p text:style-name="P1"><text:span text:style-name="T1"><text:s text:c="10"/>return</text:span> <text:span text:style-name="T3">post_schema</text:span>.dump(<text:span text:style-name="T3">post</text:span>)</text:p>
      <text:p text:style-name="P1"/>
      <text:p text:style-name="P60"><text:s text:c="7"/>@token_required</text:p>
      <text:p text:style-name="P1"><text:span text:style-name="T28"><text:s text:c="7"/>@use_kwargs</text:span>({<text:span text:style-name="T9">'titles'</text:span>:fields.Str(),<text:span text:style-name="T9">'content'</text:span>:fields.Str()})</text:p>
      <text:p text:style-name="P1"><text:span text:style-name="T13"><text:s text:c="7"/>def</text:span> <text:span text:style-name="T28">patch</text:span>(<text:span text:style-name="T3">self</text:span>, <text:span text:style-name="T3">post_id</text:span>,**<text:span text:style-name="T3">kwargs</text:span>):</text:p>
      <text:p text:style-name="P1"><text:span text:style-name="T3"><text:s text:c="16"/>post</text:span> = <text:span text:style-name="T19">Post</text:span>.query.get_or_404(<text:span text:style-name="T3">post_id</text:span>)</text:p>
      <text:p text:style-name="P40"/>
      <text:p text:style-name="P1"><text:span text:style-name="T1"><text:s text:c="16"/>if</text:span> <text:span text:style-name="T9">'titles'</text:span> <text:span text:style-name="T13">in</text:span> request.json:</text:p>
      <text:p text:style-name="P1"><text:span text:style-name="T3"><text:s text:c="23"/>post</text:span>.title = request.json[<text:span text:style-name="T9">'title'</text:span>]</text:p>
      <text:p text:style-name="P1"><text:span text:style-name="T1"><text:s text:c="16"/>if</text:span> <text:span text:style-name="T9">'content'</text:span> <text:span text:style-name="T13">in</text:span> request.json:</text:p>
      <text:p text:style-name="P1"><text:span text:style-name="T3"><text:s text:c="23"/>post</text:span>.content = request.json[<text:span text:style-name="T9">'content'</text:span>]</text:p>
      <text:p text:style-name="P40"/>
      <text:p text:style-name="P1"><text:span text:style-name="T3"><text:s text:c="15"/>db</text:span>.session.commit()</text:p>
      <text:p text:style-name="P5"><text:span text:style-name="T1"><text:s text:c="15"/>return</text:span> <text:span text:style-name="T3">post_schema</text:span>.dump(<text:span text:style-name="T3">post</text:span>)</text:p>
      <text:p text:style-name="P5"/>
      <text:p text:style-name="P5"/>
      <text:p text:style-name="P61"><text:s text:c="10"/>@token_required</text:p>
      <text:p text:style-name="P5"><text:span text:style-name="T13"><text:s text:c="10"/>def</text:span> <text:span text:style-name="T28">delete</text:span>(<text:span text:style-name="T3">self</text:span>, <text:span text:style-name="T3">post_id</text:span>):</text:p>
      <text:p text:style-name="P1"><text:span text:style-name="T3"><text:s text:c="14"/>post</text:span> = <text:span text:style-name="T19">Post</text:span>.query.get_or_404(<text:span text:style-name="T3">post_id</text:span>)</text:p>
      <text:p text:style-name="P1"><text:span text:style-name="T3"><text:s text:c="14"/>db</text:span>.session.delete(<text:span text:style-name="T3">post</text:span>)</text:p>
      <text:p text:style-name="P1"><text:span text:style-name="T3"><text:s text:c="14"/>db</text:span>.session.commit()</text:p>
      <text:p text:style-name="P5"/>
      <text:p text:style-name="P1"/>
      <text:p text:style-name="P62"/>
      <text:p text:style-name="P55"/>
      <text:p text:style-name="P56">now we have to set end point in init .py</text:p>
      <text:p text:style-name="P56"><text:soft-page-break/></text:p>
      <text:p text:style-name="P36"><text:span text:style-name="T1">from</text:span> <text:span text:style-name="T19">api</text:span>.<text:span text:style-name="T19">views</text:span> <text:span text:style-name="T1">import</text:span> <text:span text:style-name="T19">PostListResource</text:span>,<text:span text:style-name="T19">PostResource</text:span>,<text:span text:style-name="T19">UserLogin</text:span>, <text:span text:style-name="T19">UserLogut</text:span>, <text:span text:style-name="T19">UserRegister</text:span>,<text:span text:style-name="T3">docs</text:span>,<text:span text:style-name="T19">CarData</text:span></text:p>
      <text:p text:style-name="P1"><text:span text:style-name="T1">from</text:span> flask_restful <text:span text:style-name="T1">import</text:span> Api, Resource</text:p>
      <text:p text:style-name="P1"><text:span text:style-name="T1">from</text:span> <text:span text:style-name="T19">api</text:span>.<text:span text:style-name="T19">views</text:span> <text:span text:style-name="T1">import</text:span> <text:span text:style-name="T19">flaskAppInstance</text:span>,<text:span text:style-name="T3">api</text:span>,<text:span text:style-name="T28">csv</text:span></text:p>
      <text:p text:style-name="P1"><text:span text:style-name="T1">from</text:span> flask_migrate <text:span text:style-name="T1">import</text:span> Migrate</text:p>
      <text:p text:style-name="P67"/>
      <text:p text:style-name="P39"># csv()</text:p>
      <text:p text:style-name="P40"/>
      <text:p text:style-name="P1"><text:span text:style-name="T3">api</text:span>=Api(<text:span text:style-name="T19">flaskAppInstance</text:span>)</text:p>
      <text:p text:style-name="P67"/>
      <text:p text:style-name="P1"><text:span text:style-name="T3">api</text:span>.add_resource(<text:span text:style-name="T19">PostListResource</text:span>, <text:span text:style-name="T9">'/post'</text:span>)</text:p>
      <text:p text:style-name="P1"><text:span text:style-name="T3">docs</text:span>.register(<text:span text:style-name="T19">PostListResource</text:span>)</text:p>
      <text:p text:style-name="P1"><text:span text:style-name="T3">api</text:span>.add_resource(<text:span text:style-name="T19">PostResource</text:span>, <text:span text:style-name="T9">'/posts/&lt;int:post_id&gt;'</text:span>)</text:p>
      <text:p text:style-name="P1"><text:span text:style-name="T3">docs</text:span>.register(<text:span text:style-name="T19">PostResource</text:span>)</text:p>
      <text:p text:style-name="P1"><text:span text:style-name="T3">api</text:span>.add_resource(<text:span text:style-name="T19">UserRegister</text:span>,<text:span text:style-name="T9">'/userregister'</text:span>)</text:p>
      <text:p text:style-name="P1"><text:span text:style-name="T3">docs</text:span>.register(<text:span text:style-name="T19">UserRegister</text:span>)</text:p>
      <text:p text:style-name="P1"><text:span text:style-name="T3">api</text:span>.add_resource(<text:span text:style-name="T19">UserLogin</text:span>,<text:span text:style-name="T9">'/userlogin/&lt;string:email&gt;/&lt;string:password&gt;/'</text:span>)</text:p>
      <text:p text:style-name="P1"><text:span text:style-name="T3">docs</text:span>.register(<text:span text:style-name="T19">UserLogin</text:span>)</text:p>
      <text:p text:style-name="P1"><text:span text:style-name="T3">api</text:span>.add_resource(<text:span text:style-name="T19">UserLogut</text:span>,<text:span text:style-name="T9">'/logout'</text:span>)</text:p>
      <text:p text:style-name="P1"><text:span text:style-name="T3">docs</text:span>.register(<text:span text:style-name="T19">UserLogut</text:span>)</text:p>
      <text:p text:style-name="P56"/>
      <text:p text:style-name="P56"/>
      <text:p text:style-name="P56">because all file are structured according to folder now</text:p>
      <text:p text:style-name="P56"/>
      <text:p text:style-name="P36"><text:span text:style-name="T1">from</text:span> flask_sqlalchemy <text:span text:style-name="T1">import</text:span> SQLAlchemy <text:span text:style-name="T12"># new</text:span></text:p>
      <text:p text:style-name="P1"><text:span text:style-name="T1">from</text:span> flask_marshmallow <text:span text:style-name="T1">import</text:span> Marshmallow</text:p>
      <text:p text:style-name="P1"><text:span text:style-name="T1">from</text:span> flask_migrate <text:span text:style-name="T1">import</text:span> Migrate</text:p>
      <text:p text:style-name="P1"><text:span text:style-name="T1">from</text:span> flask <text:span text:style-name="T1">import</text:span> Flask ,request</text:p>
      <text:p text:style-name="P68"><text:line-break/><text:line-break/><text:line-break/><text:line-break/></text:p>
      <text:p text:style-name="P1"><text:span text:style-name="T3">flaskAppInstance</text:span> = Flask(<text:span text:style-name="T3">__name__</text:span>)</text:p>
      <text:p text:style-name="P40"/>
      <text:p text:style-name="P1"><text:span text:style-name="T1">if</text:span> <text:span text:style-name="T3">__name__</text:span> == <text:span text:style-name="T9">'__main__'</text:span>:</text:p>
      <text:p text:style-name="P1"><text:span text:style-name="T1"><text:s text:c="13"/>from</text:span> <text:span text:style-name="T19">api</text:span> <text:span text:style-name="T1">import</text:span> *</text:p>
      <text:p text:style-name="P1"><text:span text:style-name="T3"><text:s text:c="13"/>flaskAppInstance</text:span>.run(<text:span text:style-name="T3">host</text:span>=<text:span text:style-name="T9">'127.0.0.1'</text:span>,<text:span text:style-name="T3">port</text:span>=<text:span text:style-name="T27">8000</text:span>, <text:span text:style-name="T3">debug</text:span>=<text:span text:style-name="T13">True</text:span>, <text:span text:style-name="T3">use_reloader</text:span>=<text:span text:style-name="T13">True</text:span>)</text:p>
      <text:p text:style-name="P1"/>
      <text:p text:style-name="P56"/>
      <text:p text:style-name="P57"/>
      <text:p text:style-name="P57"/>
      <text:p text:style-name="P57">now using python3 manage.py runserver</text:p>
      <text:p text:style-name="P57"><text:s/>then all files of api folder conatins __init__.py,config.py,models.py,schema.py,views.py</text:p>
      <text:p text:style-name="P57"><text:soft-page-break/></text:p>
      <text:p text:style-name="P57">so these files are executed when we runserver using from api import * in main</text:p>
      <text:p text:style-name="P57"/>
      <text:p text:style-name="P64">generate a token using username and password</text:p>
      <text:p text:style-name="P64"/>
      <text:p text:style-name="P64">now we access any api by sending token in header</text:p>
      <text:p text:style-name="P64">key <text:s text:c="55"/>value </text:p>
      <text:p text:style-name="P64">x-access-token <text:s text:c="4"/></text:p>
      <text:p text:style-name="P65"><text:span text:style-name="T67"><text:s text:c="30"/></text:span><text:span text:style-name="T45">eyJ0eXAiOiJKV1QiLCJhbGciOiJIUzI1NiJ9.eyJwdWJsaWNfaWQiOiI4NTJiOWRiMi0xYzExLTQ2M2ItODBlYi0wMDQyZDFkNjkwMTAiLCJleHAiOjE2NDMwMTYxNzB9.K-1wMgihnuvCosn-nLewc6LGgtgCwYx3N-5Ld6wxpso</text:span></text:p>
      <text:p text:style-name="P75"/>
      <text:p text:style-name="P75"/>
      <text:p text:style-name="P75"/>
      <text:p text:style-name="P76">Now last topic makemigrations and migrate</text:p>
      <text:p text:style-name="P76"/>
      <text:p text:style-name="P76">here we use python migrations <text:s/>so this we make a file <text:s/>manage.py</text:p>
      <text:p text:style-name="P76"/>
      <text:p text:style-name="P37"><text:span text:style-name="T46">from</text:span><text:span text:style-name="T47"> flask_script </text:span><text:span text:style-name="T46">import</text:span><text:span text:style-name="T47"> Manager</text:span></text:p>
      <text:p text:style-name="P1"><text:span text:style-name="T1">from</text:span> flask_migrate <text:span text:style-name="T1">import</text:span> Migrate,MigrateCommand</text:p>
      <text:p text:style-name="P40"/>
      <text:p text:style-name="P1"><text:span text:style-name="T1">from</text:span> <text:span text:style-name="T19">api</text:span>.<text:span text:style-name="T19">config</text:span> <text:span text:style-name="T1">import</text:span> <text:span text:style-name="T3">db</text:span></text:p>
      <text:p text:style-name="P1"><text:span text:style-name="T1">from</text:span> <text:span text:style-name="T19">app</text:span> <text:span text:style-name="T1">import</text:span> <text:span text:style-name="T3">flaskAppInstance</text:span></text:p>
      <text:p text:style-name="P1"><text:span text:style-name="T3">migrate</text:span> = Migrate(<text:span text:style-name="T3">flaskAppInstance</text:span>, <text:span text:style-name="T3">db</text:span>)</text:p>
      <text:p text:style-name="P1"><text:span text:style-name="T3">manager</text:span> = Manager(<text:span text:style-name="T3">flaskAppInstance</text:span>)</text:p>
      <text:p text:style-name="P40"/>
      <text:p text:style-name="P1"><text:span text:style-name="T3">manager</text:span>.add_command(<text:span text:style-name="T9">'db'</text:span>, MigrateCommand)</text:p>
      <text:p text:style-name="P67"/>
      <text:p text:style-name="P1"><text:span text:style-name="T1">if</text:span> <text:span text:style-name="T3">__name__</text:span> == <text:span text:style-name="T9">'__main__'</text:span>:</text:p>
      <text:p text:style-name="P1"><text:span text:style-name="T3"><text:s text:c="20"/>manager</text:span>.run()</text:p>
      <text:p text:style-name="P1"/>
      <text:p text:style-name="P1"/>
      <text:p text:style-name="P38">what command used in case of flask</text:p>
      <text:p text:style-name="P38"/>
      <text:p text:style-name="P38">suppose we add a new models in models.py</text:p>
      <text:p text:style-name="P38"/>
      <text:p text:style-name="P69"><text:bookmark text:name="c351"/>Now we can start migrating database. First run,</text:p>
      <text:p text:style-name="P72"><text:bookmark text:name="cd5e"/>python manage.py db ini<text:span text:style-name="T70">t</text:span></text:p>
      <text:p text:style-name="P70"><text:bookmark text:name="f171"/><text:span text:style-name="T68">This will create a folder named </text:span><text:span text:style-name="Strong_20_Emphasis"><text:span text:style-name="Emphasis"><text:span text:style-name="T69">migrations</text:span></text:span></text:span><text:span text:style-name="T68"> in our project folder. To migrate using these created files, run</text:span></text:p>
      <text:p text:style-name="P72"><text:bookmark text:name="3733"/><text:soft-page-break/>python manage.py db migrate</text:p>
      <text:p text:style-name="P71">o/p==&gt;</text:p>
      <text:p text:style-name="P71">(myflask) pranav@pranav-Aspire-A315-41:~/Downloads/myflaskapi/myflask/flaskproject$ python3 manage.py db migrate</text:p>
      <text:p text:style-name="P71">INFO <text:s/>[alembic.runtime.migration] Context impl PostgresqlImpl.</text:p>
      <text:p text:style-name="P71">INFO <text:s/>[alembic.runtime.migration] Will assume transactional DDL.</text:p>
      <text:p text:style-name="P71">INFO <text:s/>[alembic.autogenerate.compare] Detected added table 'emp'</text:p>
      <text:p text:style-name="P71">INFO <text:s/>[alembic.ddl.postgresql] Detected sequence named 'post_id_seq' as owned by integer column 'post(id)', assuming SERIAL and omitting</text:p>
      <text:p text:style-name="P71">INFO <text:s/>[alembic.ddl.postgresql] Detected sequence named 'register_id_seq' as owned by integer column 'register(id)', assuming SERIAL and omitting</text:p>
      <text:p text:style-name="P71"><text:s text:c="2"/>Generating /home/pranav/Downloads/myflaskapi/myflask/flaskproject/migrations/versions/85e82e9c6814_.py ... <text:s/>done(myflask) pranav@pranav-Aspire-A315-41:~/Downloads/myflaskapi/myflask/flaskproject$ python3 manage.py db migrate</text:p>
      <text:p text:style-name="P71">INFO <text:s/>[alembic.runtime.migration] Context impl PostgresqlImpl.</text:p>
      <text:p text:style-name="P71"><text:soft-page-break/>INFO <text:s/>[alembic.runtime.migration] Will assume transactional DDL.</text:p>
      <text:p text:style-name="P73">INFO <text:s/>[alembic.autogenerate.compare] Detected added table 'emp'</text:p>
      <text:p text:style-name="P73">INFO <text:s/>[alembic.ddl.postgresql] Detected sequence named 'post_id_seq' as owned by integer column 'post(id)', assuming SERIAL and omitting</text:p>
      <text:p text:style-name="P73">INFO <text:s/>[alembic.ddl.postgresql] Detected sequence named 'register_id_seq' as owned by integer column 'register(id)', assuming SERIAL and omitting</text:p>
      <text:p text:style-name="P73"><text:s text:c="2"/>Generating /home/pranav/Downloads/myflaskapi/myflask/flaskproject/migrations/versions/85e82e9c6814_.py ... <text:s/>done</text:p>
      <text:p text:style-name="P38"/>
      <text:p text:style-name="P76"/>
      <text:p text:style-name="P85"><text:bookmark text:name="d800"/>Now apply the migrations to the database using</text:p>
      <text:p text:style-name="P72"><text:bookmark text:name="4c05"/>python manage.py db upgrade</text:p>
      <text:p text:style-name="P76"/>
      <text:p text:style-name="P76"/>
      <text:p text:style-name="P77">after this command the emp table is created in database</text:p>
      <text:p text:style-name="P77"/>
      <text:p text:style-name="P77">(myflask) pranav@pranav-Aspire-A315-41:~/Downloads/myflaskapi/myflask/flaskproject$ python3 manage.py db upgrade</text:p>
      <text:p text:style-name="P77">INFO <text:s/>[alembic.runtime.migration] Context impl PostgresqlImpl.</text:p>
      <text:p text:style-name="P77">INFO <text:s/>[alembic.runtime.migration] Will assume transactional DDL.</text:p>
      <text:p text:style-name="P77">INFO <text:s/>[alembic.runtime.migration] Running upgrade a0f0950a7f8b -&gt; 85e82e9c6814, empty message</text:p>
      <text:p text:style-name="P77"/>
      <text:p text:style-name="P77"/>
      <text:p text:style-name="P78">now if you downgrade then it delete previous migrations and also emp table is also delete from database</text:p>
      <text:p text:style-name="P78"/>
      <text:p text:style-name="P78">(myflask) pranav@pranav-Aspire-A315-41:~/Downloads/myflaskapi/myflask/flaskproject$ python3 manage.py db downgrade</text:p>
      <text:p text:style-name="P78">INFO <text:s/>[alembic.runtime.migration] Context impl PostgresqlImpl.</text:p>
      <text:p text:style-name="P78">INFO <text:s/>[alembic.runtime.migration] Will assume transactional DDL.</text:p>
      <text:p text:style-name="P78">INFO <text:s/>[alembic.runtime.migration] Running downgrade 85e82e9c6814 -&gt; a0f0950a7f8b, empty message</text:p>
      <text:p text:style-name="P78"/>
      <text:p text:style-name="P79">now when you want to create same table again means emp then again upgrade</text:p>
      <text:p text:style-name="P79"/>
      <text:p text:style-name="P79">(myflask) pranav@pranav-Aspire-A315-41:~/Downloads/myflaskapi/myflask/flaskproject$ python3 manage.py db upgrade</text:p>
      <text:p text:style-name="P79">INFO <text:s/>[alembic.runtime.migration] Context impl PostgresqlImpl.</text:p>
      <text:p text:style-name="P79">INFO <text:s/>[alembic.runtime.migration] Will assume transactional DDL.</text:p>
      <text:p text:style-name="P79">INFO <text:s/>[alembic.runtime.migration] Running upgrade a0f0950a7f8b -&gt; 85e82e9c6814, empty message</text:p>
      <text:p text:style-name="P79"/>
      <text:p text:style-name="P80"><text:soft-page-break/>migrate we use when we add a new table in models.py and then upgrade</text:p>
      <text:p text:style-name="P80"/>
      <text:p text:style-name="P81">now if yo want to host flask with postresql in heroku then use this file</text:p>
      <text:p text:style-name="P81"/>
      <text:p text:style-name="P66"><text:a xlink:type="simple" xlink:href="https://medium.com/@dushan14/create-a-web-application-with-python-flask-postgresql-and-deploy-on-heroku-243d548335cc" text:style-name="Internet_20_link" text:visited-style-name="Visited_20_Internet_20_Link"><text:span text:style-name="T45">https://medium.com/@dushan14/create-a-web-application-with-python-flask-postgresql-and-deploy-on-heroku-243d548335cc</text:span></text:a></text:p>
      <text:p text:style-name="P81"/>
      <text:p text:style-name="P81"/>
      <text:p text:style-name="P82">#end these 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Georgia" svg:font-family="Georgia, serif"/>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Lohit Devanagari1" svg:font-family="'Lohit Devanagari'"/>
    <style:font-face style:name="Menlo" svg:font-family="Menlo, Monaco, 'Courier New', Courier, monospace"/>
    <style:font-face style:name="Rubik" svg:font-family="Rubik, sans-serif"/>
    <style:font-face style:name="SFMono-Regular" svg:font-family="SFMono-Regular, Consolas, 'Liberation Mono', Menlo, monospace"/>
    <style:font-face style:name="charter" svg:font-family="charter,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9T14:27:43.995589981</meta:creation-date>
    <dc:date>2022-02-13T11:32:45.919721967</dc:date>
    <meta:editing-duration>PT5H52M41S</meta:editing-duration>
    <meta:editing-cycles>54</meta:editing-cycles>
    <meta:generator>LibreOffice/6.0.7.3$Linux_X86_64 LibreOffice_project/00m0$Build-3</meta:generator>
    <meta:document-statistic meta:table-count="0" meta:image-count="0" meta:object-count="0" meta:page-count="20" meta:paragraph-count="570" meta:word-count="2359" meta:character-count="27014" meta:non-whitespace-character-count="21864"/>
  </office:meta>
</office:document-meta>
</file>